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7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35mm"/>
    </style:style>
    <style:style style:name="co5" style:family="table-column">
      <style:table-column-properties fo:break-before="auto" style:column-width="23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80111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S3-1_gpu" table:style-name="ta1">
        <table:shapes>
          <draw:frame draw:z-index="0" draw:style-name="gr1" draw:text-style-name="P1" svg:width="159.99mm" svg:height="89.99mm" svg:x="9.68mm" svg:y="72.93mm">
            <loext:p draw:notify-on-update-of-ranges="'PS3-1_gpu'.A3:'PS3-1_gpu'.A35 'PS3-1_gpu'.C2:'PS3-1_gpu'.C2 'PS3-1_gpu'.C3:'PS3-1_gpu'.C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89mm" svg:height="90.01mm" svg:x="175.82mm" svg:y="73.14mm">
            <loext:p draw:notify-on-update-of-ranges="'PS3-1_gpu'.A3:'PS3-1_gpu'.A33 'PS3-1_gpu'.N2:'PS3-1_gpu'.N2 'PS3-1_gpu'.N3:'PS3-1_gpu'.N33 'PS3-1_gpu'.O2:'PS3-1_gpu'.O2 'PS3-1_gpu'.O3:'PS3-1_gpu'.O33 'PS3-1_gpu'.P2:'PS3-1_gpu'.P2 'PS3-1_gpu'.P3:'PS3-1_gpu'.P33 'PS3-1_gpu'.Q2:'PS3-1_gpu'.Q2 'PS3-1_gpu'.Q3:'PS3-1_gpu'.Q33 'PS3-1_gpu'.R2:'PS3-1_gpu'.R2 'PS3-1_gpu'.R3:'PS3-1_gpu'.R33 'PS3-1_gpu'.S2:'PS3-1_gpu'.S2 'PS3-1_gpu'.S3:'PS3-1_gpu'.S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rite A</text:p>
          </table:table-cell>
          <table:table-cell office:value-type="string" calcext:value-type="string">
            <text:p>read A</text:p>
          </table:table-cell>
          <table:table-cell office:value-type="string" calcext:value-type="string">
            <text:p>write b</text:p>
          </table:table-cell>
          <table:table-cell office:value-type="string" calcext:value-type="string">
            <text:p>read b</text:p>
          </table:table-cell>
          <table:table-cell office:value-type="string" calcext:value-type="string">
            <text:p>write x1</text:p>
          </table:table-cell>
          <table:table-cell office:value-type="string" calcext:value-type="string">
            <text:p>read x1</text:p>
          </table:table-cell>
          <table:table-cell office:value-type="string" calcext:value-type="string">
            <text:p>write x2</text:p>
          </table:table-cell>
          <table:table-cell office:value-type="string" calcext:value-type="string">
            <text:p>read x2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w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100w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0w</text:p>
          </table:table-cell>
          <table:table-cell office:value-type="string" calcext:value-type="string">
            <text:p>1000r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607936" calcext:value-type="float">
            <text:p>0,607936</text:p>
          </table:table-cell>
          <table:table-cell office:value-type="float" office:value="0.001792" calcext:value-type="float">
            <text:p>0,001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1968" calcext:value-type="float">
            <text:p>0,071968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75264" calcext:value-type="float">
            <text:p>0,075264</text:p>
          </table:table-cell>
          <table:table-cell office:value-type="float" office:value="0.093056" calcext:value-type="float">
            <text:p>0,093056</text:p>
          </table:table-cell>
          <table:table-cell table:formula="of:=[.D3]+[.F3]+[.H3]+[.J3]" office:value-type="float" office:value="0.149024" calcext:value-type="float">
            <text:p>0,149024</text:p>
          </table:table-cell>
          <table:table-cell table:formula="of:=[.E3]+[.G3]+[.I3]+[.K3]" office:value-type="float" office:value="0.186656" calcext:value-type="float">
            <text:p>0,186656</text:p>
          </table:table-cell>
          <table:table-cell table:formula="of:=[.L3]" office:value-type="float" office:value="0.149024" calcext:value-type="float">
            <text:p>0,149024</text:p>
          </table:table-cell>
          <table:table-cell table:formula="of:=[.M3]" office:value-type="float" office:value="0.186656" calcext:value-type="float">
            <text:p>0,186656</text:p>
          </table:table-cell>
          <table:table-cell table:formula="of:=[.L4]" office:value-type="float" office:value="1.519072" calcext:value-type="float">
            <text:p>1,519072</text:p>
          </table:table-cell>
          <table:table-cell table:formula="of:=[.M4]" office:value-type="float" office:value="1.881376" calcext:value-type="float">
            <text:p>1,881376</text:p>
          </table:table-cell>
          <table:table-cell table:formula="of:=[.L5]" office:value-type="float" office:value="15.22788" calcext:value-type="float">
            <text:p>15,22788</text:p>
          </table:table-cell>
          <table:table-cell table:formula="of:=[.M5]" office:value-type="float" office:value="19.13949" calcext:value-type="float">
            <text:p>19,13949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6.66944" calcext:value-type="float">
            <text:p>6,66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75536" calcext:value-type="float">
            <text:p>0,75536</text:p>
          </table:table-cell>
          <table:table-cell office:value-type="float" office:value="0.944352" calcext:value-type="float">
            <text:p>0,944352</text:p>
          </table:table-cell>
          <table:table-cell office:value-type="float" office:value="0.762688" calcext:value-type="float">
            <text:p>0,762688</text:p>
          </table:table-cell>
          <table:table-cell office:value-type="float" office:value="0.937024" calcext:value-type="float">
            <text:p>0,937024</text:p>
          </table:table-cell>
          <table:table-cell table:formula="of:=[.D4]+[.F4]+[.H4]+[.J4]" office:value-type="float" office:value="1.519072" calcext:value-type="float">
            <text:p>1,519072</text:p>
          </table:table-cell>
          <table:table-cell table:formula="of:=[.E4]+[.G4]+[.I4]+[.K4]" office:value-type="float" office:value="1.881376" calcext:value-type="float">
            <text:p>1,88137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60.5247" calcext:value-type="float">
            <text:p>60,5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" calcext:value-type="float">
            <text:p>0</text:p>
          </table:table-cell>
          <table:table-cell office:value-type="float" office:value="7.63466" calcext:value-type="float">
            <text:p>7,63466</text:p>
          </table:table-cell>
          <table:table-cell office:value-type="float" office:value="9.58496" calcext:value-type="float">
            <text:p>9,58496</text:p>
          </table:table-cell>
          <table:table-cell office:value-type="float" office:value="7.59226" calcext:value-type="float">
            <text:p>7,59226</text:p>
          </table:table-cell>
          <table:table-cell office:value-type="float" office:value="9.55453" calcext:value-type="float">
            <text:p>9,55453</text:p>
          </table:table-cell>
          <table:table-cell table:formula="of:=[.D5]+[.F5]+[.H5]+[.J5]" office:value-type="float" office:value="15.22788" calcext:value-type="float">
            <text:p>15,22788</text:p>
          </table:table-cell>
          <table:table-cell table:formula="of:=[.E5]+[.G5]+[.I5]+[.K5]" office:value-type="float" office:value="19.13949" calcext:value-type="float">
            <text:p>19,13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61.0959" calcext:value-type="float">
            <text:p>61,0959</text:p>
          </table:table-cell>
          <table:table-cell office:value-type="float" office:value="0.001024" calcext:value-type="float">
            <text:p>0,00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44" calcext:value-type="float">
            <text:p>0,08144</text:p>
          </table:table-cell>
          <table:table-cell office:value-type="float" office:value="0.094176" calcext:value-type="float">
            <text:p>0,094176</text:p>
          </table:table-cell>
          <table:table-cell office:value-type="float" office:value="0.080896" calcext:value-type="float">
            <text:p>0,080896</text:p>
          </table:table-cell>
          <table:table-cell office:value-type="float" office:value="0.09344" calcext:value-type="float">
            <text:p>0,09344</text:p>
          </table:table-cell>
          <table:table-cell table:formula="of:=[.D6]+[.F6]+[.H6]+[.J6]" office:value-type="float" office:value="0.16336" calcext:value-type="float">
            <text:p>0,16336</text:p>
          </table:table-cell>
          <table:table-cell table:formula="of:=[.E6]+[.G6]+[.I6]+[.K6]" office:value-type="float" office:value="0.187616" calcext:value-type="float">
            <text:p>0,187616</text:p>
          </table:table-cell>
          <table:table-cell table:formula="of:=[.L6]" office:value-type="float" office:value="0.16336" calcext:value-type="float">
            <text:p>0,16336</text:p>
          </table:table-cell>
          <table:table-cell table:formula="of:=[.M6]" office:value-type="float" office:value="0.187616" calcext:value-type="float">
            <text:p>0,187616</text:p>
          </table:table-cell>
          <table:table-cell table:formula="of:=[.L7]" office:value-type="float" office:value="1.535808" calcext:value-type="float">
            <text:p>1,535808</text:p>
          </table:table-cell>
          <table:table-cell table:formula="of:=[.M7]" office:value-type="float" office:value="1.927072" calcext:value-type="float">
            <text:p>1,927072</text:p>
          </table:table-cell>
          <table:table-cell table:formula="of:=[.L8]" office:value-type="float" office:value="15.02937" calcext:value-type="float">
            <text:p>15,02937</text:p>
          </table:table-cell>
          <table:table-cell table:formula="of:=[.M8]" office:value-type="float" office:value="18.99498" calcext:value-type="float">
            <text:p>18,99498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66.8" calcext:value-type="float">
            <text:p>66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28" calcext:value-type="float">
            <text:p>0,000928</text:p>
          </table:table-cell>
          <table:table-cell office:value-type="float" office:value="0" calcext:value-type="float">
            <text:p>0</text:p>
          </table:table-cell>
          <table:table-cell office:value-type="float" office:value="0.77936" calcext:value-type="float">
            <text:p>0,77936</text:p>
          </table:table-cell>
          <table:table-cell office:value-type="float" office:value="0.963168" calcext:value-type="float">
            <text:p>0,963168</text:p>
          </table:table-cell>
          <table:table-cell office:value-type="float" office:value="0.75552" calcext:value-type="float">
            <text:p>0,75552</text:p>
          </table:table-cell>
          <table:table-cell office:value-type="float" office:value="0.963904" calcext:value-type="float">
            <text:p>0,963904</text:p>
          </table:table-cell>
          <table:table-cell table:formula="of:=[.D7]+[.F7]+[.H7]+[.J7]" office:value-type="float" office:value="1.535808" calcext:value-type="float">
            <text:p>1,535808</text:p>
          </table:table-cell>
          <table:table-cell table:formula="of:=[.E7]+[.G7]+[.I7]+[.K7]" office:value-type="float" office:value="1.927072" calcext:value-type="float">
            <text:p>1,92707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126.148" calcext:value-type="float">
            <text:p>126,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49446" calcext:value-type="float">
            <text:p>7,49446</text:p>
          </table:table-cell>
          <table:table-cell office:value-type="float" office:value="9.51581" calcext:value-type="float">
            <text:p>9,51581</text:p>
          </table:table-cell>
          <table:table-cell office:value-type="float" office:value="7.53491" calcext:value-type="float">
            <text:p>7,53491</text:p>
          </table:table-cell>
          <table:table-cell office:value-type="float" office:value="9.47917" calcext:value-type="float">
            <text:p>9,47917</text:p>
          </table:table-cell>
          <table:table-cell table:formula="of:=[.D8]+[.F8]+[.H8]+[.J8]" office:value-type="float" office:value="15.02937" calcext:value-type="float">
            <text:p>15,02937</text:p>
          </table:table-cell>
          <table:table-cell table:formula="of:=[.E8]+[.G8]+[.I8]+[.K8]" office:value-type="float" office:value="18.99498" calcext:value-type="float">
            <text:p>18,994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126.835" calcext:value-type="float">
            <text:p>126,835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7984" calcext:value-type="float">
            <text:p>0,07984</text:p>
          </table:table-cell>
          <table:table-cell office:value-type="float" office:value="0.094688" calcext:value-type="float">
            <text:p>0,094688</text:p>
          </table:table-cell>
          <table:table-cell office:value-type="float" office:value="0.07216" calcext:value-type="float">
            <text:p>0,07216</text:p>
          </table:table-cell>
          <table:table-cell office:value-type="float" office:value="0.094624" calcext:value-type="float">
            <text:p>0,094624</text:p>
          </table:table-cell>
          <table:table-cell table:formula="of:=[.D9]+[.F9]+[.H9]+[.J9]" office:value-type="float" office:value="0.154048" calcext:value-type="float">
            <text:p>0,154048</text:p>
          </table:table-cell>
          <table:table-cell table:formula="of:=[.E9]+[.G9]+[.I9]+[.K9]" office:value-type="float" office:value="0.189312" calcext:value-type="float">
            <text:p>0,189312</text:p>
          </table:table-cell>
          <table:table-cell table:formula="of:=[.L9]" office:value-type="float" office:value="0.154048" calcext:value-type="float">
            <text:p>0,154048</text:p>
          </table:table-cell>
          <table:table-cell table:formula="of:=[.M9]" office:value-type="float" office:value="0.189312" calcext:value-type="float">
            <text:p>0,189312</text:p>
          </table:table-cell>
          <table:table-cell table:formula="of:=[.L10]" office:value-type="float" office:value="1.513024" calcext:value-type="float">
            <text:p>1,513024</text:p>
          </table:table-cell>
          <table:table-cell table:formula="of:=[.M10]" office:value-type="float" office:value="1.896448" calcext:value-type="float">
            <text:p>1,896448</text:p>
          </table:table-cell>
          <table:table-cell table:formula="of:=[.L11]" office:value-type="float" office:value="14.963938" calcext:value-type="float">
            <text:p>14,963938</text:p>
          </table:table-cell>
          <table:table-cell table:formula="of:=[.M11]" office:value-type="float" office:value="18.97328" calcext:value-type="float">
            <text:p>18,97328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133.735" calcext:value-type="float">
            <text:p>133,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76432" calcext:value-type="float">
            <text:p>0,76432</text:p>
          </table:table-cell>
          <table:table-cell office:value-type="float" office:value="0.94672" calcext:value-type="float">
            <text:p>0,94672</text:p>
          </table:table-cell>
          <table:table-cell office:value-type="float" office:value="0.74768" calcext:value-type="float">
            <text:p>0,74768</text:p>
          </table:table-cell>
          <table:table-cell office:value-type="float" office:value="0.949728" calcext:value-type="float">
            <text:p>0,949728</text:p>
          </table:table-cell>
          <table:table-cell table:formula="of:=[.D10]+[.F10]+[.H10]+[.J10]" office:value-type="float" office:value="1.513024" calcext:value-type="float">
            <text:p>1,513024</text:p>
          </table:table-cell>
          <table:table-cell table:formula="of:=[.E10]+[.G10]+[.I10]+[.K10]" office:value-type="float" office:value="1.896448" calcext:value-type="float">
            <text:p>1,89644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201.138" calcext:value-type="float">
            <text:p>201,138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7.52544" calcext:value-type="float">
            <text:p>7,52544</text:p>
          </table:table-cell>
          <table:table-cell office:value-type="float" office:value="9.47734" calcext:value-type="float">
            <text:p>9,47734</text:p>
          </table:table-cell>
          <table:table-cell office:value-type="float" office:value="7.43645" calcext:value-type="float">
            <text:p>7,43645</text:p>
          </table:table-cell>
          <table:table-cell office:value-type="float" office:value="9.49594" calcext:value-type="float">
            <text:p>9,49594</text:p>
          </table:table-cell>
          <table:table-cell table:formula="of:=[.D11]+[.F11]+[.H11]+[.J11]" office:value-type="float" office:value="14.963938" calcext:value-type="float">
            <text:p>14,963938</text:p>
          </table:table-cell>
          <table:table-cell table:formula="of:=[.E11]+[.G11]+[.I11]+[.K11]" office:value-type="float" office:value="18.97328" calcext:value-type="float">
            <text:p>18,97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202.145" calcext:value-type="float">
            <text:p>202,145</text:p>
          </table:table-cell>
          <table:table-cell office:value-type="float" office:value="0.001024" calcext:value-type="float">
            <text:p>0,00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952" calcext:value-type="float">
            <text:p>0,073952</text:p>
          </table:table-cell>
          <table:table-cell office:value-type="float" office:value="0.095168" calcext:value-type="float">
            <text:p>0,095168</text:p>
          </table:table-cell>
          <table:table-cell office:value-type="float" office:value="0.078496" calcext:value-type="float">
            <text:p>0,078496</text:p>
          </table:table-cell>
          <table:table-cell office:value-type="float" office:value="0.099072" calcext:value-type="float">
            <text:p>0,099072</text:p>
          </table:table-cell>
          <table:table-cell table:formula="of:=[.D12]+[.F12]+[.H12]+[.J12]" office:value-type="float" office:value="0.153472" calcext:value-type="float">
            <text:p>0,153472</text:p>
          </table:table-cell>
          <table:table-cell table:formula="of:=[.E12]+[.G12]+[.I12]+[.K12]" office:value-type="float" office:value="0.19424" calcext:value-type="float">
            <text:p>0,19424</text:p>
          </table:table-cell>
          <table:table-cell table:formula="of:=[.L12]" office:value-type="float" office:value="0.153472" calcext:value-type="float">
            <text:p>0,153472</text:p>
          </table:table-cell>
          <table:table-cell table:formula="of:=[.M12]" office:value-type="float" office:value="0.19424" calcext:value-type="float">
            <text:p>0,19424</text:p>
          </table:table-cell>
          <table:table-cell table:formula="of:=[.L13]" office:value-type="float" office:value="1.523168" calcext:value-type="float">
            <text:p>1,523168</text:p>
          </table:table-cell>
          <table:table-cell table:formula="of:=[.M13]" office:value-type="float" office:value="1.909664" calcext:value-type="float">
            <text:p>1,909664</text:p>
          </table:table-cell>
          <table:table-cell table:formula="of:=[.L14]" office:value-type="float" office:value="14.977016" calcext:value-type="float">
            <text:p>14,977016</text:p>
          </table:table-cell>
          <table:table-cell table:formula="of:=[.M14]" office:value-type="float" office:value="19.00669" calcext:value-type="float">
            <text:p>19,00669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212.183" calcext:value-type="float">
            <text:p>212,183</text:p>
          </table:table-cell>
          <table:table-cell office:value-type="float" office:value="0.000928" calcext:value-type="float">
            <text:p>0,000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4928" calcext:value-type="float">
            <text:p>0,764928</text:p>
          </table:table-cell>
          <table:table-cell office:value-type="float" office:value="0.950592" calcext:value-type="float">
            <text:p>0,950592</text:p>
          </table:table-cell>
          <table:table-cell office:value-type="float" office:value="0.757312" calcext:value-type="float">
            <text:p>0,757312</text:p>
          </table:table-cell>
          <table:table-cell office:value-type="float" office:value="0.959072" calcext:value-type="float">
            <text:p>0,959072</text:p>
          </table:table-cell>
          <table:table-cell table:formula="of:=[.D13]+[.F13]+[.H13]+[.J13]" office:value-type="float" office:value="1.523168" calcext:value-type="float">
            <text:p>1,523168</text:p>
          </table:table-cell>
          <table:table-cell table:formula="of:=[.E13]+[.G13]+[.I13]+[.K13]" office:value-type="float" office:value="1.909664" calcext:value-type="float">
            <text:p>1,90966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313.797" calcext:value-type="float">
            <text:p>313,797</text:p>
          </table:table-cell>
          <table:table-cell office:value-type="float" office:value="0.000896" calcext:value-type="float">
            <text:p>0,000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7094" calcext:value-type="float">
            <text:p>7,47094</text:p>
          </table:table-cell>
          <table:table-cell office:value-type="float" office:value="9.52445" calcext:value-type="float">
            <text:p>9,52445</text:p>
          </table:table-cell>
          <table:table-cell office:value-type="float" office:value="7.50518" calcext:value-type="float">
            <text:p>7,50518</text:p>
          </table:table-cell>
          <table:table-cell office:value-type="float" office:value="9.48224" calcext:value-type="float">
            <text:p>9,48224</text:p>
          </table:table-cell>
          <table:table-cell table:formula="of:=[.D14]+[.F14]+[.H14]+[.J14]" office:value-type="float" office:value="14.977016" calcext:value-type="float">
            <text:p>14,977016</text:p>
          </table:table-cell>
          <table:table-cell table:formula="of:=[.E14]+[.G14]+[.I14]+[.K14]" office:value-type="float" office:value="19.00669" calcext:value-type="float">
            <text:p>19,00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315.464" calcext:value-type="float">
            <text:p>315,464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" calcext:value-type="float">
            <text:p>0</text:p>
          </table:table-cell>
          <table:table-cell office:value-type="float" office:value="0.07728" calcext:value-type="float">
            <text:p>0,07728</text:p>
          </table:table-cell>
          <table:table-cell office:value-type="float" office:value="0.095328" calcext:value-type="float">
            <text:p>0,095328</text:p>
          </table:table-cell>
          <table:table-cell office:value-type="float" office:value="0.083328" calcext:value-type="float">
            <text:p>0,083328</text:p>
          </table:table-cell>
          <table:table-cell office:value-type="float" office:value="0.095648" calcext:value-type="float">
            <text:p>0,095648</text:p>
          </table:table-cell>
          <table:table-cell table:formula="of:=[.D15]+[.F15]+[.H15]+[.J15]" office:value-type="float" office:value="0.163616" calcext:value-type="float">
            <text:p>0,163616</text:p>
          </table:table-cell>
          <table:table-cell table:formula="of:=[.E15]+[.G15]+[.I15]+[.K15]" office:value-type="float" office:value="0.190976" calcext:value-type="float">
            <text:p>0,190976</text:p>
          </table:table-cell>
          <table:table-cell table:formula="of:=[.L15]" office:value-type="float" office:value="0.163616" calcext:value-type="float">
            <text:p>0,163616</text:p>
          </table:table-cell>
          <table:table-cell table:formula="of:=[.M15]" office:value-type="float" office:value="0.190976" calcext:value-type="float">
            <text:p>0,190976</text:p>
          </table:table-cell>
          <table:table-cell table:formula="of:=[.L16]" office:value-type="float" office:value="1.554048" calcext:value-type="float">
            <text:p>1,554048</text:p>
          </table:table-cell>
          <table:table-cell table:formula="of:=[.M16]" office:value-type="float" office:value="1.914816" calcext:value-type="float">
            <text:p>1,914816</text:p>
          </table:table-cell>
          <table:table-cell table:formula="of:=[.L17]" office:value-type="float" office:value="15.403558" calcext:value-type="float">
            <text:p>15,403558</text:p>
          </table:table-cell>
          <table:table-cell table:formula="of:=[.M17]" office:value-type="float" office:value="19.27043" calcext:value-type="float">
            <text:p>19,27043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332.091" calcext:value-type="float">
            <text:p>332,091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772896" calcext:value-type="float">
            <text:p>0,772896</text:p>
          </table:table-cell>
          <table:table-cell office:value-type="float" office:value="0.960256" calcext:value-type="float">
            <text:p>0,960256</text:p>
          </table:table-cell>
          <table:table-cell office:value-type="float" office:value="0.77808" calcext:value-type="float">
            <text:p>0,77808</text:p>
          </table:table-cell>
          <table:table-cell office:value-type="float" office:value="0.95456" calcext:value-type="float">
            <text:p>0,95456</text:p>
          </table:table-cell>
          <table:table-cell table:formula="of:=[.D16]+[.F16]+[.H16]+[.J16]" office:value-type="float" office:value="1.554048" calcext:value-type="float">
            <text:p>1,554048</text:p>
          </table:table-cell>
          <table:table-cell table:formula="of:=[.E16]+[.G16]+[.I16]+[.K16]" office:value-type="float" office:value="1.914816" calcext:value-type="float">
            <text:p>1,91481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499.369" calcext:value-type="float">
            <text:p>499,369</text:p>
          </table:table-cell>
          <table:table-cell office:value-type="float" office:value="0.002048" calcext:value-type="float">
            <text:p>0,002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3434" calcext:value-type="float">
            <text:p>7,73434</text:p>
          </table:table-cell>
          <table:table-cell office:value-type="float" office:value="9.6807" calcext:value-type="float">
            <text:p>9,6807</text:p>
          </table:table-cell>
          <table:table-cell office:value-type="float" office:value="7.66717" calcext:value-type="float">
            <text:p>7,66717</text:p>
          </table:table-cell>
          <table:table-cell office:value-type="float" office:value="9.58973" calcext:value-type="float">
            <text:p>9,58973</text:p>
          </table:table-cell>
          <table:table-cell table:formula="of:=[.D17]+[.F17]+[.H17]+[.J17]" office:value-type="float" office:value="15.403558" calcext:value-type="float">
            <text:p>15,403558</text:p>
          </table:table-cell>
          <table:table-cell table:formula="of:=[.E17]+[.G17]+[.I17]+[.K17]" office:value-type="float" office:value="19.27043" calcext:value-type="float">
            <text:p>19,27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502.384" calcext:value-type="float">
            <text:p>502,384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85792" calcext:value-type="float">
            <text:p>0,085792</text:p>
          </table:table-cell>
          <table:table-cell office:value-type="float" office:value="0.099936" calcext:value-type="float">
            <text:p>0,099936</text:p>
          </table:table-cell>
          <table:table-cell office:value-type="float" office:value="0.081152" calcext:value-type="float">
            <text:p>0,081152</text:p>
          </table:table-cell>
          <table:table-cell office:value-type="float" office:value="0.099008" calcext:value-type="float">
            <text:p>0,099008</text:p>
          </table:table-cell>
          <table:table-cell table:formula="of:=[.D18]+[.F18]+[.H18]+[.J18]" office:value-type="float" office:value="0.177184" calcext:value-type="float">
            <text:p>0,177184</text:p>
          </table:table-cell>
          <table:table-cell table:formula="of:=[.E18]+[.G18]+[.I18]+[.K18]" office:value-type="float" office:value="0.198944" calcext:value-type="float">
            <text:p>0,198944</text:p>
          </table:table-cell>
          <table:table-cell table:formula="of:=[.L18]" office:value-type="float" office:value="0.177184" calcext:value-type="float">
            <text:p>0,177184</text:p>
          </table:table-cell>
          <table:table-cell table:formula="of:=[.M18]" office:value-type="float" office:value="0.198944" calcext:value-type="float">
            <text:p>0,198944</text:p>
          </table:table-cell>
          <table:table-cell table:formula="of:=[.L19]" office:value-type="float" office:value="1.614176" calcext:value-type="float">
            <text:p>1,614176</text:p>
          </table:table-cell>
          <table:table-cell table:formula="of:=[.M19]" office:value-type="float" office:value="1.961408" calcext:value-type="float">
            <text:p>1,961408</text:p>
          </table:table-cell>
          <table:table-cell table:formula="of:=[.L20]" office:value-type="float" office:value="16.00032" calcext:value-type="float">
            <text:p>16,00032</text:p>
          </table:table-cell>
          <table:table-cell table:formula="of:=[.M20]" office:value-type="float" office:value="19.4408" calcext:value-type="float">
            <text:p>19,4408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532.671" calcext:value-type="float">
            <text:p>532,671</text:p>
          </table:table-cell>
          <table:table-cell office:value-type="float" office:value="0.009216" calcext:value-type="float">
            <text:p>0,009216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798304" calcext:value-type="float">
            <text:p>0,798304</text:p>
          </table:table-cell>
          <table:table-cell office:value-type="float" office:value="0.97888" calcext:value-type="float">
            <text:p>0,97888</text:p>
          </table:table-cell>
          <table:table-cell office:value-type="float" office:value="0.805632" calcext:value-type="float">
            <text:p>0,805632</text:p>
          </table:table-cell>
          <table:table-cell office:value-type="float" office:value="0.982528" calcext:value-type="float">
            <text:p>0,982528</text:p>
          </table:table-cell>
          <table:table-cell table:formula="of:=[.D19]+[.F19]+[.H19]+[.J19]" office:value-type="float" office:value="1.614176" calcext:value-type="float">
            <text:p>1,614176</text:p>
          </table:table-cell>
          <table:table-cell table:formula="of:=[.E19]+[.G19]+[.I19]+[.K19]" office:value-type="float" office:value="1.961408" calcext:value-type="float">
            <text:p>1,96140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834.177" calcext:value-type="float">
            <text:p>834,177</text:p>
          </table:table-cell>
          <table:table-cell office:value-type="float" office:value="0.01024" calcext:value-type="float">
            <text:p>0,01024</text:p>
          </table:table-cell>
          <table:table-cell office:value-type="float" office:value="0" calcext:value-type="float">
            <text:p>0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" calcext:value-type="float">
            <text:p>0</text:p>
          </table:table-cell>
          <table:table-cell office:value-type="float" office:value="7.97226" calcext:value-type="float">
            <text:p>7,97226</text:p>
          </table:table-cell>
          <table:table-cell office:value-type="float" office:value="9.72093" calcext:value-type="float">
            <text:p>9,72093</text:p>
          </table:table-cell>
          <table:table-cell office:value-type="float" office:value="8.01686" calcext:value-type="float">
            <text:p>8,01686</text:p>
          </table:table-cell>
          <table:table-cell office:value-type="float" office:value="9.71987" calcext:value-type="float">
            <text:p>9,71987</text:p>
          </table:table-cell>
          <table:table-cell table:formula="of:=[.D20]+[.F20]+[.H20]+[.J20]" office:value-type="float" office:value="16.00032" calcext:value-type="float">
            <text:p>16,00032</text:p>
          </table:table-cell>
          <table:table-cell table:formula="of:=[.E20]+[.G20]+[.I20]+[.K20]" office:value-type="float" office:value="19.4408" calcext:value-type="float">
            <text:p>19,4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839.895" calcext:value-type="float">
            <text:p>839,895</text:p>
          </table:table-cell>
          <table:table-cell office:value-type="float" office:value="0.049408" calcext:value-type="float">
            <text:p>0,049408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78528" calcext:value-type="float">
            <text:p>0,078528</text:p>
          </table:table-cell>
          <table:table-cell office:value-type="float" office:value="0.098112" calcext:value-type="float">
            <text:p>0,098112</text:p>
          </table:table-cell>
          <table:table-cell office:value-type="float" office:value="0.077888" calcext:value-type="float">
            <text:p>0,077888</text:p>
          </table:table-cell>
          <table:table-cell office:value-type="float" office:value="0.097792" calcext:value-type="float">
            <text:p>0,097792</text:p>
          </table:table-cell>
          <table:table-cell table:formula="of:=[.D21]+[.F21]+[.H21]+[.J21]" office:value-type="float" office:value="0.206848" calcext:value-type="float">
            <text:p>0,206848</text:p>
          </table:table-cell>
          <table:table-cell table:formula="of:=[.E21]+[.G21]+[.I21]+[.K21]" office:value-type="float" office:value="0.195904" calcext:value-type="float">
            <text:p>0,195904</text:p>
          </table:table-cell>
          <table:table-cell table:formula="of:=[.L21]" office:value-type="float" office:value="0.206848" calcext:value-type="float">
            <text:p>0,206848</text:p>
          </table:table-cell>
          <table:table-cell table:formula="of:=[.M21]" office:value-type="float" office:value="0.195904" calcext:value-type="float">
            <text:p>0,195904</text:p>
          </table:table-cell>
          <table:table-cell table:formula="of:=[.L22]" office:value-type="float" office:value="1.742496" calcext:value-type="float">
            <text:p>1,742496</text:p>
          </table:table-cell>
          <table:table-cell table:formula="of:=[.M22]" office:value-type="float" office:value="1.963584" calcext:value-type="float">
            <text:p>1,963584</text:p>
          </table:table-cell>
          <table:table-cell table:formula="of:=[.L23]" office:value-type="float" office:value="16.818112" calcext:value-type="float">
            <text:p>16,818112</text:p>
          </table:table-cell>
          <table:table-cell table:formula="of:=[.M23]" office:value-type="float" office:value="19.66102" calcext:value-type="float">
            <text:p>19,66102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897.132" calcext:value-type="float">
            <text:p>897,132</text:p>
          </table:table-cell>
          <table:table-cell office:value-type="float" office:value="0.048768" calcext:value-type="float">
            <text:p>0,048768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841376" calcext:value-type="float">
            <text:p>0,841376</text:p>
          </table:table-cell>
          <table:table-cell office:value-type="float" office:value="0.983392" calcext:value-type="float">
            <text:p>0,983392</text:p>
          </table:table-cell>
          <table:table-cell office:value-type="float" office:value="0.851328" calcext:value-type="float">
            <text:p>0,851328</text:p>
          </table:table-cell>
          <table:table-cell office:value-type="float" office:value="0.980192" calcext:value-type="float">
            <text:p>0,980192</text:p>
          </table:table-cell>
          <table:table-cell table:formula="of:=[.D22]+[.F22]+[.H22]+[.J22]" office:value-type="float" office:value="1.742496" calcext:value-type="float">
            <text:p>1,742496</text:p>
          </table:table-cell>
          <table:table-cell table:formula="of:=[.E22]+[.G22]+[.I22]+[.K22]" office:value-type="float" office:value="1.963584" calcext:value-type="float">
            <text:p>1,96358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1471.94" calcext:value-type="float">
            <text:p>1471,94</text:p>
          </table:table-cell>
          <table:table-cell office:value-type="float" office:value="0.04864" calcext:value-type="float">
            <text:p>0,04864</text:p>
          </table:table-cell>
          <table:table-cell office:value-type="float" office:value="0" calcext:value-type="float">
            <text:p>0</text:p>
          </table:table-cell>
          <table:table-cell office:value-type="float" office:value="0.000992" calcext:value-type="float">
            <text:p>0,000992</text:p>
          </table:table-cell>
          <table:table-cell office:value-type="float" office:value="0" calcext:value-type="float">
            <text:p>0</text:p>
          </table:table-cell>
          <table:table-cell office:value-type="float" office:value="8.36064" calcext:value-type="float">
            <text:p>8,36064</text:p>
          </table:table-cell>
          <table:table-cell office:value-type="float" office:value="9.83072" calcext:value-type="float">
            <text:p>9,83072</text:p>
          </table:table-cell>
          <table:table-cell office:value-type="float" office:value="8.40784" calcext:value-type="float">
            <text:p>8,40784</text:p>
          </table:table-cell>
          <table:table-cell office:value-type="float" office:value="9.8303" calcext:value-type="float">
            <text:p>9,8303</text:p>
          </table:table-cell>
          <table:table-cell table:formula="of:=[.D23]+[.F23]+[.H23]+[.J23]" office:value-type="float" office:value="16.818112" calcext:value-type="float">
            <text:p>16,818112</text:p>
          </table:table-cell>
          <table:table-cell table:formula="of:=[.E23]+[.G23]+[.I23]+[.K23]" office:value-type="float" office:value="19.66102" calcext:value-type="float">
            <text:p>19,66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1483.1" calcext:value-type="float">
            <text:p>1483,1</text:p>
          </table:table-cell>
          <table:table-cell office:value-type="float" office:value="0.191264" calcext:value-type="float">
            <text:p>0,191264</text:p>
          </table:table-cell>
          <table:table-cell office:value-type="float" office:value="0" calcext:value-type="float">
            <text:p>0</text:p>
          </table:table-cell>
          <table:table-cell office:value-type="float" office:value="0.000736" calcext:value-type="float">
            <text:p>0,000736</text:p>
          </table:table-cell>
          <table:table-cell office:value-type="float" office:value="0" calcext:value-type="float">
            <text:p>0</text:p>
          </table:table-cell>
          <table:table-cell office:value-type="float" office:value="0.09392" calcext:value-type="float">
            <text:p>0,09392</text:p>
          </table:table-cell>
          <table:table-cell office:value-type="float" office:value="0.100416" calcext:value-type="float">
            <text:p>0,100416</text:p>
          </table:table-cell>
          <table:table-cell office:value-type="float" office:value="0.093152" calcext:value-type="float">
            <text:p>0,093152</text:p>
          </table:table-cell>
          <table:table-cell office:value-type="float" office:value="0.10464" calcext:value-type="float">
            <text:p>0,10464</text:p>
          </table:table-cell>
          <table:table-cell table:formula="of:=[.D24]+[.F24]+[.H24]+[.J24]" office:value-type="float" office:value="0.379072" calcext:value-type="float">
            <text:p>0,379072</text:p>
          </table:table-cell>
          <table:table-cell table:formula="of:=[.E24]+[.G24]+[.I24]+[.K24]" office:value-type="float" office:value="0.205056" calcext:value-type="float">
            <text:p>0,205056</text:p>
          </table:table-cell>
          <table:table-cell table:formula="of:=[.L24]" office:value-type="float" office:value="0.379072" calcext:value-type="float">
            <text:p>0,379072</text:p>
          </table:table-cell>
          <table:table-cell table:formula="of:=[.M24]" office:value-type="float" office:value="0.205056" calcext:value-type="float">
            <text:p>0,205056</text:p>
          </table:table-cell>
          <table:table-cell table:formula="of:=[.L25]" office:value-type="float" office:value="2.003808" calcext:value-type="float">
            <text:p>2,003808</text:p>
          </table:table-cell>
          <table:table-cell table:formula="of:=[.M25]" office:value-type="float" office:value="2.01309" calcext:value-type="float">
            <text:p>2,01309</text:p>
          </table:table-cell>
          <table:table-cell table:formula="of:=[.L26]" office:value-type="float" office:value="17.189478" calcext:value-type="float">
            <text:p>17,189478</text:p>
          </table:table-cell>
          <table:table-cell table:formula="of:=[.M26]" office:value-type="float" office:value="18.98886" calcext:value-type="float">
            <text:p>18,98886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1593.86" calcext:value-type="float">
            <text:p>1593,86</text:p>
          </table:table-cell>
          <table:table-cell office:value-type="float" office:value="0.190176" calcext:value-type="float">
            <text:p>0,190176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90416" calcext:value-type="float">
            <text:p>0,90416</text:p>
          </table:table-cell>
          <table:table-cell office:value-type="float" office:value="1.00592" calcext:value-type="float">
            <text:p>1,00592</text:p>
          </table:table-cell>
          <table:table-cell office:value-type="float" office:value="0.908448" calcext:value-type="float">
            <text:p>0,908448</text:p>
          </table:table-cell>
          <table:table-cell office:value-type="float" office:value="1.00717" calcext:value-type="float">
            <text:p>1,00717</text:p>
          </table:table-cell>
          <table:table-cell table:formula="of:=[.D25]+[.F25]+[.H25]+[.J25]" office:value-type="float" office:value="2.003808" calcext:value-type="float">
            <text:p>2,003808</text:p>
          </table:table-cell>
          <table:table-cell table:formula="of:=[.E25]+[.G25]+[.I25]+[.K25]" office:value-type="float" office:value="2.01309" calcext:value-type="float">
            <text:p>2,0130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2523.18" calcext:value-type="float">
            <text:p>2523,18</text:p>
          </table:table-cell>
          <table:table-cell office:value-type="float" office:value="0.190784" calcext:value-type="float">
            <text:p>0,19078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8.52845" calcext:value-type="float">
            <text:p>8,52845</text:p>
          </table:table-cell>
          <table:table-cell office:value-type="float" office:value="9.48003" calcext:value-type="float">
            <text:p>9,48003</text:p>
          </table:table-cell>
          <table:table-cell office:value-type="float" office:value="8.46922" calcext:value-type="float">
            <text:p>8,46922</text:p>
          </table:table-cell>
          <table:table-cell office:value-type="float" office:value="9.50883" calcext:value-type="float">
            <text:p>9,50883</text:p>
          </table:table-cell>
          <table:table-cell table:formula="of:=[.D26]+[.F26]+[.H26]+[.J26]" office:value-type="float" office:value="17.189478" calcext:value-type="float">
            <text:p>17,189478</text:p>
          </table:table-cell>
          <table:table-cell table:formula="of:=[.E26]+[.G26]+[.I26]+[.K26]" office:value-type="float" office:value="18.98886" calcext:value-type="float">
            <text:p>18,988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2544.27" calcext:value-type="float">
            <text:p>2544,27</text:p>
          </table:table-cell>
          <table:table-cell office:value-type="float" office:value="1.03178" calcext:value-type="float">
            <text:p>1,03178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098848" calcext:value-type="float">
            <text:p>0,098848</text:p>
          </table:table-cell>
          <table:table-cell office:value-type="float" office:value="0.110464" calcext:value-type="float">
            <text:p>0,110464</text:p>
          </table:table-cell>
          <table:table-cell office:value-type="float" office:value="0.099936" calcext:value-type="float">
            <text:p>0,099936</text:p>
          </table:table-cell>
          <table:table-cell office:value-type="float" office:value="0.10752" calcext:value-type="float">
            <text:p>0,10752</text:p>
          </table:table-cell>
          <table:table-cell table:formula="of:=[.D27]+[.F27]+[.H27]+[.J27]" office:value-type="float" office:value="1.231588" calcext:value-type="float">
            <text:p>1,231588</text:p>
          </table:table-cell>
          <table:table-cell table:formula="of:=[.E27]+[.G27]+[.I27]+[.K27]" office:value-type="float" office:value="0.217984" calcext:value-type="float">
            <text:p>0,217984</text:p>
          </table:table-cell>
          <table:table-cell table:formula="of:=[.L27]" office:value-type="float" office:value="1.231588" calcext:value-type="float">
            <text:p>1,231588</text:p>
          </table:table-cell>
          <table:table-cell table:formula="of:=[.M27]" office:value-type="float" office:value="0.217984" calcext:value-type="float">
            <text:p>0,217984</text:p>
          </table:table-cell>
          <table:table-cell table:formula="of:=[.L28]" office:value-type="float" office:value="3.049892" calcext:value-type="float">
            <text:p>3,049892</text:p>
          </table:table-cell>
          <table:table-cell table:formula="of:=[.M28]" office:value-type="float" office:value="2.17117" calcext:value-type="float">
            <text:p>2,17117</text:p>
          </table:table-cell>
          <table:table-cell table:formula="of:=[.L29]" office:value-type="float" office:value="20.99024" calcext:value-type="float">
            <text:p>20,99024</text:p>
          </table:table-cell>
          <table:table-cell table:formula="of:=[.M29]" office:value-type="float" office:value="21.614" calcext:value-type="float">
            <text:p>21,614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2755.54" calcext:value-type="float">
            <text:p>2755,54</text:p>
          </table:table-cell>
          <table:table-cell office:value-type="float" office:value="1.04976" calcext:value-type="float">
            <text:p>1,04976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0.996768" calcext:value-type="float">
            <text:p>0,996768</text:p>
          </table:table-cell>
          <table:table-cell office:value-type="float" office:value="1.08595" calcext:value-type="float">
            <text:p>1,08595</text:p>
          </table:table-cell>
          <table:table-cell office:value-type="float" office:value="1.00234" calcext:value-type="float">
            <text:p>1,00234</text:p>
          </table:table-cell>
          <table:table-cell office:value-type="float" office:value="1.08522" calcext:value-type="float">
            <text:p>1,08522</text:p>
          </table:table-cell>
          <table:table-cell table:formula="of:=[.D28]+[.F28]+[.H28]+[.J28]" office:value-type="float" office:value="3.049892" calcext:value-type="float">
            <text:p>3,049892</text:p>
          </table:table-cell>
          <table:table-cell table:formula="of:=[.E28]+[.G28]+[.I28]+[.K28]" office:value-type="float" office:value="2.17117" calcext:value-type="float">
            <text:p>2,1711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4865.6" calcext:value-type="float">
            <text:p>4865,6</text:p>
          </table:table-cell>
          <table:table-cell office:value-type="float" office:value="1.03293" calcext:value-type="float">
            <text:p>1,03293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" calcext:value-type="float">
            <text:p>0</text:p>
          </table:table-cell>
          <table:table-cell office:value-type="float" office:value="9.98352" calcext:value-type="float">
            <text:p>9,98352</text:p>
          </table:table-cell>
          <table:table-cell office:value-type="float" office:value="10.856" calcext:value-type="float">
            <text:p>10,856</text:p>
          </table:table-cell>
          <table:table-cell office:value-type="float" office:value="9.97299" calcext:value-type="float">
            <text:p>9,97299</text:p>
          </table:table-cell>
          <table:table-cell office:value-type="float" office:value="10.758" calcext:value-type="float">
            <text:p>10,758</text:p>
          </table:table-cell>
          <table:table-cell table:formula="of:=[.D29]+[.F29]+[.H29]+[.J29]" office:value-type="float" office:value="20.99024" calcext:value-type="float">
            <text:p>20,99024</text:p>
          </table:table-cell>
          <table:table-cell table:formula="of:=[.E29]+[.G29]+[.I29]+[.K29]" office:value-type="float" office:value="21.614" calcext:value-type="float">
            <text:p>21,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100" calcext:value-type="float">
            <text:p>100</text:p>
          </table:table-cell>
          <table:table-cell office:value-type="float" office:value="4910.22" calcext:value-type="float">
            <text:p>4910,22</text:p>
          </table:table-cell>
          <table:table-cell office:value-type="float" office:value="4.7729" calcext:value-type="float">
            <text:p>4,7729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135168" calcext:value-type="float">
            <text:p>0,135168</text:p>
          </table:table-cell>
          <table:table-cell office:value-type="float" office:value="0.168192" calcext:value-type="float">
            <text:p>0,168192</text:p>
          </table:table-cell>
          <table:table-cell office:value-type="float" office:value="0.134144" calcext:value-type="float">
            <text:p>0,134144</text:p>
          </table:table-cell>
          <table:table-cell office:value-type="float" office:value="0.164288" calcext:value-type="float">
            <text:p>0,164288</text:p>
          </table:table-cell>
          <table:table-cell table:formula="of:=[.D30]+[.F30]+[.H30]+[.J30]" office:value-type="float" office:value="5.04426" calcext:value-type="float">
            <text:p>5,04426</text:p>
          </table:table-cell>
          <table:table-cell table:formula="of:=[.E30]+[.G30]+[.I30]+[.K30]" office:value-type="float" office:value="0.33248" calcext:value-type="float">
            <text:p>0,33248</text:p>
          </table:table-cell>
          <table:table-cell table:formula="of:=[.L30]" office:value-type="float" office:value="5.04426" calcext:value-type="float">
            <text:p>5,04426</text:p>
          </table:table-cell>
          <table:table-cell table:formula="of:=[.M30]" office:value-type="float" office:value="0.33248" calcext:value-type="float">
            <text:p>0,33248</text:p>
          </table:table-cell>
          <table:table-cell table:formula="of:=[.L31]" office:value-type="float" office:value="7.415294" calcext:value-type="float">
            <text:p>7,415294</text:p>
          </table:table-cell>
          <table:table-cell table:formula="of:=[.M31]" office:value-type="float" office:value="3.28288" calcext:value-type="float">
            <text:p>3,28288</text:p>
          </table:table-cell>
          <table:table-cell table:formula="of:=[.L32]" office:value-type="float" office:value="31.642564" calcext:value-type="float">
            <text:p>31,642564</text:p>
          </table:table-cell>
          <table:table-cell table:formula="of:=[.M32]" office:value-type="float" office:value="32.8915" calcext:value-type="float">
            <text:p>32,8915</text:p>
          </table:table-cell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" calcext:value-type="float">
            <text:p>1000</text:p>
          </table:table-cell>
          <table:table-cell office:value-type="float" office:value="5357.4" calcext:value-type="float">
            <text:p>5357,4</text:p>
          </table:table-cell>
          <table:table-cell office:value-type="float" office:value="4.70579" calcext:value-type="float">
            <text:p>4,70579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1.34349" calcext:value-type="float">
            <text:p>1,34349</text:p>
          </table:table-cell>
          <table:table-cell office:value-type="float" office:value="1.63766" calcext:value-type="float">
            <text:p>1,63766</text:p>
          </table:table-cell>
          <table:table-cell office:value-type="float" office:value="1.36499" calcext:value-type="float">
            <text:p>1,36499</text:p>
          </table:table-cell>
          <table:table-cell office:value-type="float" office:value="1.64522" calcext:value-type="float">
            <text:p>1,64522</text:p>
          </table:table-cell>
          <table:table-cell table:formula="of:=[.D31]+[.F31]+[.H31]+[.J31]" office:value-type="float" office:value="7.415294" calcext:value-type="float">
            <text:p>7,415294</text:p>
          </table:table-cell>
          <table:table-cell table:formula="of:=[.E31]+[.G31]+[.I31]+[.K31]" office:value-type="float" office:value="3.28288" calcext:value-type="float">
            <text:p>3,2828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9825.91" calcext:value-type="float">
            <text:p>9825,91</text:p>
          </table:table-cell>
          <table:table-cell office:value-type="float" office:value="4.69514" calcext:value-type="float">
            <text:p>4,6951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13.49" calcext:value-type="float">
            <text:p>13,49</text:p>
          </table:table-cell>
          <table:table-cell office:value-type="float" office:value="16.4239" calcext:value-type="float">
            <text:p>16,4239</text:p>
          </table:table-cell>
          <table:table-cell office:value-type="float" office:value="13.4564" calcext:value-type="float">
            <text:p>13,4564</text:p>
          </table:table-cell>
          <table:table-cell office:value-type="float" office:value="16.4676" calcext:value-type="float">
            <text:p>16,4676</text:p>
          </table:table-cell>
          <table:table-cell table:formula="of:=[.D32]+[.F32]+[.H32]+[.J32]" office:value-type="float" office:value="31.642564" calcext:value-type="float">
            <text:p>31,642564</text:p>
          </table:table-cell>
          <table:table-cell table:formula="of:=[.E32]+[.G32]+[.I32]+[.K32]" office:value-type="float" office:value="32.8915" calcext:value-type="float">
            <text:p>32,8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96x4096</text:p>
          </table:table-cell>
          <table:table-cell office:value-type="float" office:value="100" calcext:value-type="float">
            <text:p>100</text:p>
          </table:table-cell>
          <table:table-cell office:value-type="float" office:value="9958.46" calcext:value-type="float">
            <text:p>9958,46</text:p>
          </table:table-cell>
          <table:table-cell office:value-type="float" office:value="19.7324" calcext:value-type="float">
            <text:p>19,7324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0.196608" calcext:value-type="float">
            <text:p>0,196608</text:p>
          </table:table-cell>
          <table:table-cell office:value-type="float" office:value="0.287488" calcext:value-type="float">
            <text:p>0,287488</text:p>
          </table:table-cell>
          <table:table-cell office:value-type="float" office:value="0.201728" calcext:value-type="float">
            <text:p>0,201728</text:p>
          </table:table-cell>
          <table:table-cell office:value-type="float" office:value="0.286496" calcext:value-type="float">
            <text:p>0,286496</text:p>
          </table:table-cell>
          <table:table-cell table:formula="of:=[.D33]+[.F33]+[.H33]+[.J33]" office:value-type="float" office:value="20.132784" calcext:value-type="float">
            <text:p>20,132784</text:p>
          </table:table-cell>
          <table:table-cell table:formula="of:=[.E33]+[.G33]+[.I33]+[.K33]" office:value-type="float" office:value="0.573984" calcext:value-type="float">
            <text:p>0,573984</text:p>
          </table:table-cell>
          <table:table-cell table:formula="of:=[.L33]" office:value-type="float" office:value="20.132784" calcext:value-type="float">
            <text:p>20,132784</text:p>
          </table:table-cell>
          <table:table-cell table:formula="of:=[.M33]" office:value-type="float" office:value="0.573984" calcext:value-type="float">
            <text:p>0,573984</text:p>
          </table:table-cell>
          <table:table-cell table:formula="of:=[.L34]" office:value-type="float" office:value="23.551514" calcext:value-type="float">
            <text:p>23,551514</text:p>
          </table:table-cell>
          <table:table-cell table:formula="of:=[.M34]" office:value-type="float" office:value="5.79114" calcext:value-type="float">
            <text:p>5,79114</text:p>
          </table:table-cell>
          <table:table-cell table:formula="of:=[.L35]" office:value-type="float" office:value="58.642948" calcext:value-type="float">
            <text:p>58,642948</text:p>
          </table:table-cell>
          <table:table-cell table:formula="of:=[.M35]" office:value-type="float" office:value="57.5565" calcext:value-type="float">
            <text:p>57,5565</text:p>
          </table:table-cell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" calcext:value-type="float">
            <text:p>1000</text:p>
          </table:table-cell>
          <table:table-cell office:value-type="float" office:value="11276.8" calcext:value-type="float">
            <text:p>11276,8</text:p>
          </table:table-cell>
          <table:table-cell office:value-type="float" office:value="19.6214" calcext:value-type="float">
            <text:p>19,6214</text:p>
          </table:table-cell>
          <table:table-cell office:value-type="float" office:value="0" calcext:value-type="float">
            <text:p>0</text:p>
          </table:table-cell>
          <table:table-cell office:value-type="float" office:value="0.001024" calcext:value-type="float">
            <text:p>0,001024</text:p>
          </table:table-cell>
          <table:table-cell office:value-type="float" office:value="0" calcext:value-type="float">
            <text:p>0</text:p>
          </table:table-cell>
          <table:table-cell office:value-type="float" office:value="1.97325" calcext:value-type="float">
            <text:p>1,97325</text:p>
          </table:table-cell>
          <table:table-cell office:value-type="float" office:value="2.90906" calcext:value-type="float">
            <text:p>2,90906</text:p>
          </table:table-cell>
          <table:table-cell office:value-type="float" office:value="1.95584" calcext:value-type="float">
            <text:p>1,95584</text:p>
          </table:table-cell>
          <table:table-cell office:value-type="float" office:value="2.88208" calcext:value-type="float">
            <text:p>2,88208</text:p>
          </table:table-cell>
          <table:table-cell table:formula="of:=[.D34]+[.F34]+[.H34]+[.J34]" office:value-type="float" office:value="23.551514" calcext:value-type="float">
            <text:p>23,551514</text:p>
          </table:table-cell>
          <table:table-cell table:formula="of:=[.E34]+[.G34]+[.I34]+[.K34]" office:value-type="float" office:value="5.79114" calcext:value-type="float">
            <text:p>5,7911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4446.8" calcext:value-type="float">
            <text:p>24446,8</text:p>
          </table:table-cell>
          <table:table-cell office:value-type="float" office:value="19.6889" calcext:value-type="float">
            <text:p>19,6889</text:p>
          </table:table-cell>
          <table:table-cell office:value-type="float" office:value="0" calcext:value-type="float">
            <text:p>0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0" calcext:value-type="float">
            <text:p>0</text:p>
          </table:table-cell>
          <table:table-cell office:value-type="float" office:value="19.5087" calcext:value-type="float">
            <text:p>19,5087</text:p>
          </table:table-cell>
          <table:table-cell office:value-type="float" office:value="28.7882" calcext:value-type="float">
            <text:p>28,7882</text:p>
          </table:table-cell>
          <table:table-cell office:value-type="float" office:value="19.4433" calcext:value-type="float">
            <text:p>19,4433</text:p>
          </table:table-cell>
          <table:table-cell office:value-type="float" office:value="28.7683" calcext:value-type="float">
            <text:p>28,7683</text:p>
          </table:table-cell>
          <table:table-cell table:formula="of:=[.D35]+[.F35]+[.H35]+[.J35]" office:value-type="float" office:value="58.642948" calcext:value-type="float">
            <text:p>58,642948</text:p>
          </table:table-cell>
          <table:table-cell table:formula="of:=[.E35]+[.G35]+[.I35]+[.K35]" office:value-type="float" office:value="57.5565" calcext:value-type="float">
            <text:p>57,5565</text:p>
          </table:table-cell>
          <table:table-cell table:number-columns-repeated="6"/>
        </table:table-row>
      </table:table>
      <table:table table:name="PS3-2_gpu" table:style-name="ta1">
        <table:shapes>
          <draw:frame draw:z-index="0" draw:style-name="gr1" draw:text-style-name="P1" svg:width="159.99mm" svg:height="89.99mm" svg:x="8.41mm" svg:y="67.75mm">
            <loext:p draw:notify-on-update-of-ranges="'PS3-2_gpu'.A3:'PS3-2_gpu'.A35 'PS3-2_gpu'.C2:'PS3-2_gpu'.C2 'PS3-2_gpu'.C3:'PS3-2_gpu'.C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1mm" svg:x="186.07mm" svg:y="68.65mm">
            <loext:p draw:notify-on-update-of-ranges="'PS3-1_gpu'.A3:'PS3-1_gpu'.A33 'PS3-2_gpu'.N2:'PS3-2_gpu'.N2 'PS3-1_gpu'.N3:'PS3-1_gpu'.N33 'PS3-2_gpu'.O2:'PS3-2_gpu'.O2 'PS3-1_gpu'.O3:'PS3-1_gpu'.O33 'PS3-2_gpu'.P2:'PS3-2_gpu'.P2 'PS3-1_gpu'.P3:'PS3-1_gpu'.P33 'PS3-2_gpu'.Q2:'PS3-2_gpu'.Q2 'PS3-1_gpu'.Q3:'PS3-1_gpu'.Q33 'PS3-2_gpu'.R2:'PS3-2_gpu'.R2 'PS3-1_gpu'.R3:'PS3-1_gpu'.R33 'PS3-2_gpu'.S2:'PS3-2_gpu'.S2 'PS3-1_gpu'.S3:'PS3-1_gpu'.S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default-cell-style-name="ce1"/>
        <table:table-column table:style-name="co3" table:number-columns-repeated="8" table:default-cell-style-name="ce1"/>
        <table:table-column table:style-name="co5" table:default-cell-style-name="Default"/>
        <table:table-column table:style-name="co3" table:number-columns-repeated="7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8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kernel</text:p>
          </table:table-cell>
          <table:table-cell table:style-name="Default" office:value-type="string" calcext:value-type="string">
            <text:p>write A</text:p>
          </table:table-cell>
          <table:table-cell table:style-name="Default" office:value-type="string" calcext:value-type="string">
            <text:p>read A</text:p>
          </table:table-cell>
          <table:table-cell table:style-name="Default" office:value-type="string" calcext:value-type="string">
            <text:p>write b</text:p>
          </table:table-cell>
          <table:table-cell table:style-name="Default" office:value-type="string" calcext:value-type="string">
            <text:p>read b</text:p>
          </table:table-cell>
          <table:table-cell table:style-name="Default" office:value-type="string" calcext:value-type="string">
            <text:p>write x1</text:p>
          </table:table-cell>
          <table:table-cell table:style-name="Default" office:value-type="string" calcext:value-type="string">
            <text:p>read x1</text:p>
          </table:table-cell>
          <table:table-cell table:style-name="Default" office:value-type="string" calcext:value-type="string">
            <text:p>write x2</text:p>
          </table:table-cell>
          <table:table-cell table:style-name="Default" office:value-type="string" calcext:value-type="string">
            <text:p>read x2</text:p>
          </table:table-cell>
          <table:table-cell office:value-type="string" calcext:value-type="string">
            <text:p>sum write</text:p>
          </table:table-cell>
          <table:table-cell office:value-type="string" calcext:value-type="string">
            <text:p>sum read</text:p>
          </table:table-cell>
          <table:table-cell office:value-type="string" calcext:value-type="string">
            <text:p>10w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100w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0w</text:p>
          </table:table-cell>
          <table:table-cell office:value-type="string" calcext:value-type="string">
            <text:p>1000r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0.106464" calcext:value-type="float">
            <text:p>0.106</text:p>
          </table:table-cell>
          <table:table-cell office:value-type="float" office:value="0.001024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112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3]+[.F3]+[.H3]+[.J3]" office:value-type="float" office:value="0.002048" calcext:value-type="float">
            <text:p>0,002048</text:p>
          </table:table-cell>
          <table:table-cell table:formula="of:=[.E3]+[.G3]+[.I3]+[.K3]" office:value-type="float" office:value="0.00112" calcext:value-type="float">
            <text:p>0,00112</text:p>
          </table:table-cell>
          <table:table-cell table:formula="of:=[.L3]" office:value-type="float" office:value="0.002048" calcext:value-type="float">
            <text:p>0,002048</text:p>
          </table:table-cell>
          <table:table-cell table:formula="of:=[.M3]" office:value-type="float" office:value="0.00112" calcext:value-type="float">
            <text:p>0,00112</text:p>
          </table:table-cell>
          <table:table-cell table:formula="of:=[.L4]" office:value-type="float" office:value="0.003072" calcext:value-type="float">
            <text:p>0,003072</text:p>
          </table:table-cell>
          <table:table-cell table:formula="of:=[.M4]" office:value-type="float" office:value="0.00112" calcext:value-type="float">
            <text:p>0,00112</text:p>
          </table:table-cell>
          <table:table-cell table:formula="of:=[.L5]" office:value-type="float" office:value="0.002976" calcext:value-type="float">
            <text:p>0,002976</text:p>
          </table:table-cell>
          <table:table-cell table:formula="of:=[.M5]" office:value-type="float" office:value="0.000992" calcext:value-type="float">
            <text:p>0,000992</text:p>
          </table:table-cell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" calcext:value-type="float">
            <text:p>1000</text:p>
          </table:table-cell>
          <table:table-cell office:value-type="float" office:value="1.03421" calcext:value-type="float">
            <text:p>1.034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112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4]+[.F4]+[.H4]+[.J4]" office:value-type="float" office:value="0.003072" calcext:value-type="float">
            <text:p>0,003072</text:p>
          </table:table-cell>
          <table:table-cell table:formula="of:=[.E4]+[.G4]+[.I4]+[.K4]" office:value-type="float" office:value="0.00112" calcext:value-type="float">
            <text:p>0,0011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x4</text:p>
          </table:table-cell>
          <table:table-cell office:value-type="float" office:value="10000" calcext:value-type="float">
            <text:p>10000</text:p>
          </table:table-cell>
          <table:table-cell office:value-type="float" office:value="10.0953" calcext:value-type="float">
            <text:p>10.095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928" calcext:value-type="float">
            <text:p>0.001</text:p>
          </table:table-cell>
          <table:table-cell office:value-type="float" office:value="0.000992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5]+[.F5]+[.H5]+[.J5]" office:value-type="float" office:value="0.002976" calcext:value-type="float">
            <text:p>0,002976</text:p>
          </table:table-cell>
          <table:table-cell table:formula="of:=[.E5]+[.G5]+[.I5]+[.K5]" office:value-type="float" office:value="0.000992" calcext:value-type="float">
            <text:p>0,000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100" calcext:value-type="float">
            <text:p>100</text:p>
          </table:table-cell>
          <table:table-cell office:value-type="float" office:value="10.2643" calcext:value-type="float">
            <text:p>10.264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8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112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6]+[.F6]+[.H6]+[.J6]" office:value-type="float" office:value="0.001824" calcext:value-type="float">
            <text:p>0,001824</text:p>
          </table:table-cell>
          <table:table-cell table:formula="of:=[.E6]+[.G6]+[.I6]+[.K6]" office:value-type="float" office:value="0.00112" calcext:value-type="float">
            <text:p>0,00112</text:p>
          </table:table-cell>
          <table:table-cell table:formula="of:=[.L6]" office:value-type="float" office:value="0.001824" calcext:value-type="float">
            <text:p>0,001824</text:p>
          </table:table-cell>
          <table:table-cell table:formula="of:=[.M6]" office:value-type="float" office:value="0.00112" calcext:value-type="float">
            <text:p>0,00112</text:p>
          </table:table-cell>
          <table:table-cell table:formula="of:=[.L7]" office:value-type="float" office:value="0.002912" calcext:value-type="float">
            <text:p>0,002912</text:p>
          </table:table-cell>
          <table:table-cell table:formula="of:=[.M7]" office:value-type="float" office:value="0.00096" calcext:value-type="float">
            <text:p>0,00096</text:p>
          </table:table-cell>
          <table:table-cell table:formula="of:=[.L8]" office:value-type="float" office:value="0.002048" calcext:value-type="float">
            <text:p>0,002048</text:p>
          </table:table-cell>
          <table:table-cell table:formula="of:=[.M8]" office:value-type="float" office:value="0.000928" calcext:value-type="float">
            <text:p>0,000928</text:p>
          </table:table-cell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" calcext:value-type="float">
            <text:p>1000</text:p>
          </table:table-cell>
          <table:table-cell office:value-type="float" office:value="11.8924" calcext:value-type="float">
            <text:p>11.892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86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096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7]+[.F7]+[.H7]+[.J7]" office:value-type="float" office:value="0.002912" calcext:value-type="float">
            <text:p>0,002912</text:p>
          </table:table-cell>
          <table:table-cell table:formula="of:=[.E7]+[.G7]+[.I7]+[.K7]" office:value-type="float" office:value="0.00096" calcext:value-type="float">
            <text:p>0,0009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x8</text:p>
          </table:table-cell>
          <table:table-cell office:value-type="float" office:value="10000" calcext:value-type="float">
            <text:p>10000</text:p>
          </table:table-cell>
          <table:table-cell office:value-type="float" office:value="28.5262" calcext:value-type="float">
            <text:p>28.526</text:p>
          </table:table-cell>
          <table:table-cell office:value-type="float" office:value="0.001024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0928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8]+[.F8]+[.H8]+[.J8]" office:value-type="float" office:value="0.002048" calcext:value-type="float">
            <text:p>0,002048</text:p>
          </table:table-cell>
          <table:table-cell table:formula="of:=[.E8]+[.G8]+[.I8]+[.K8]" office:value-type="float" office:value="0.000928" calcext:value-type="float">
            <text:p>0,000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x16</text:p>
          </table:table-cell>
          <table:table-cell office:value-type="float" office:value="100" calcext:value-type="float">
            <text:p>100</text:p>
          </table:table-cell>
          <table:table-cell office:value-type="float" office:value="28.8548" calcext:value-type="float">
            <text:p>28.855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0928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9]+[.F9]+[.H9]+[.J9]" office:value-type="float" office:value="0.003072" calcext:value-type="float">
            <text:p>0,003072</text:p>
          </table:table-cell>
          <table:table-cell table:formula="of:=[.E9]+[.G9]+[.I9]+[.K9]" office:value-type="float" office:value="0.000928" calcext:value-type="float">
            <text:p>0,000928</text:p>
          </table:table-cell>
          <table:table-cell table:formula="of:=[.L9]" office:value-type="float" office:value="0.003072" calcext:value-type="float">
            <text:p>0,003072</text:p>
          </table:table-cell>
          <table:table-cell table:formula="of:=[.M9]" office:value-type="float" office:value="0.000928" calcext:value-type="float">
            <text:p>0,000928</text:p>
          </table:table-cell>
          <table:table-cell table:formula="of:=[.L10]" office:value-type="float" office:value="0.001856" calcext:value-type="float">
            <text:p>0,001856</text:p>
          </table:table-cell>
          <table:table-cell table:formula="of:=[.M10]" office:value-type="float" office:value="0.000896" calcext:value-type="float">
            <text:p>0,000896</text:p>
          </table:table-cell>
          <table:table-cell table:formula="of:=[.L11]" office:value-type="float" office:value="0.001856" calcext:value-type="float">
            <text:p>0,001856</text:p>
          </table:table-cell>
          <table:table-cell table:formula="of:=[.M11]" office:value-type="float" office:value="0.000928" calcext:value-type="float">
            <text:p>0,000928</text:p>
          </table:table-cell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" calcext:value-type="float">
            <text:p>1000</text:p>
          </table:table-cell>
          <table:table-cell office:value-type="float" office:value="32.0732" calcext:value-type="float">
            <text:p>32.07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083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0896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10]+[.F10]+[.H10]+[.J10]" office:value-type="float" office:value="0.001856" calcext:value-type="float">
            <text:p>0,001856</text:p>
          </table:table-cell>
          <table:table-cell table:formula="of:=[.E10]+[.G10]+[.I10]+[.K10]" office:value-type="float" office:value="0.000896" calcext:value-type="float">
            <text:p>0,00089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6x16</text:p>
          </table:table-cell>
          <table:table-cell office:value-type="float" office:value="10000" calcext:value-type="float">
            <text:p>10000</text:p>
          </table:table-cell>
          <table:table-cell office:value-type="float" office:value="64.6129" calcext:value-type="float">
            <text:p>64.613</text:p>
          </table:table-cell>
          <table:table-cell office:value-type="float" office:value="0.000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896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0928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11]+[.F11]+[.H11]+[.J11]" office:value-type="float" office:value="0.001856" calcext:value-type="float">
            <text:p>0,001856</text:p>
          </table:table-cell>
          <table:table-cell table:formula="of:=[.E11]+[.G11]+[.I11]+[.K11]" office:value-type="float" office:value="0.000928" calcext:value-type="float">
            <text:p>0,000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00" calcext:value-type="float">
            <text:p>100</text:p>
          </table:table-cell>
          <table:table-cell office:value-type="float" office:value="65.2826" calcext:value-type="float">
            <text:p>65.283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768" calcext:value-type="float">
            <text:p>0.001</text:p>
          </table:table-cell>
          <table:table-cell office:value-type="float" office:value="0.00112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12]+[.F12]+[.H12]+[.J12]" office:value-type="float" office:value="0.002816" calcext:value-type="float">
            <text:p>0,002816</text:p>
          </table:table-cell>
          <table:table-cell table:formula="of:=[.E12]+[.G12]+[.I12]+[.K12]" office:value-type="float" office:value="0.00112" calcext:value-type="float">
            <text:p>0,00112</text:p>
          </table:table-cell>
          <table:table-cell table:formula="of:=[.L12]" office:value-type="float" office:value="0.002816" calcext:value-type="float">
            <text:p>0,002816</text:p>
          </table:table-cell>
          <table:table-cell table:formula="of:=[.M12]" office:value-type="float" office:value="0.00112" calcext:value-type="float">
            <text:p>0,00112</text:p>
          </table:table-cell>
          <table:table-cell table:formula="of:=[.L13]" office:value-type="float" office:value="0.002048" calcext:value-type="float">
            <text:p>0,002048</text:p>
          </table:table-cell>
          <table:table-cell table:formula="of:=[.M13]" office:value-type="float" office:value="0.001152" calcext:value-type="float">
            <text:p>0,001152</text:p>
          </table:table-cell>
          <table:table-cell table:formula="of:=[.L14]" office:value-type="float" office:value="0.003072" calcext:value-type="float">
            <text:p>0,003072</text:p>
          </table:table-cell>
          <table:table-cell table:formula="of:=[.M14]" office:value-type="float" office:value="0.00096" calcext:value-type="float">
            <text:p>0,00096</text:p>
          </table:table-cell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" calcext:value-type="float">
            <text:p>1000</text:p>
          </table:table-cell>
          <table:table-cell office:value-type="float" office:value="71.9273" calcext:value-type="float">
            <text:p>71.927</text:p>
          </table:table-cell>
          <table:table-cell office:value-type="float" office:value="0.001024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1152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13]+[.F13]+[.H13]+[.J13]" office:value-type="float" office:value="0.002048" calcext:value-type="float">
            <text:p>0,002048</text:p>
          </table:table-cell>
          <table:table-cell table:formula="of:=[.E13]+[.G13]+[.I13]+[.K13]" office:value-type="float" office:value="0.001152" calcext:value-type="float">
            <text:p>0,00115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2x32</text:p>
          </table:table-cell>
          <table:table-cell office:value-type="float" office:value="10000" calcext:value-type="float">
            <text:p>10000</text:p>
          </table:table-cell>
          <table:table-cell office:value-type="float" office:value="135.816" calcext:value-type="float">
            <text:p>135.816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096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14]+[.F14]+[.H14]+[.J14]" office:value-type="float" office:value="0.003072" calcext:value-type="float">
            <text:p>0,003072</text:p>
          </table:table-cell>
          <table:table-cell table:formula="of:=[.E14]+[.G14]+[.I14]+[.K14]" office:value-type="float" office:value="0.00096" calcext:value-type="float">
            <text:p>0,000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00" calcext:value-type="float">
            <text:p>100</text:p>
          </table:table-cell>
          <table:table-cell office:value-type="float" office:value="137.033" calcext:value-type="float">
            <text:p>137.033</text:p>
          </table:table-cell>
          <table:table-cell office:value-type="float" office:value="0.003072" calcext:value-type="float">
            <text:p>0.00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096" calcext:value-type="float">
            <text:p>0.001</text:p>
          </table:table-cell>
          <table:table-cell office:value-type="float" office:value="0.001408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15]+[.F15]+[.H15]+[.J15]" office:value-type="float" office:value="0.004032" calcext:value-type="float">
            <text:p>0,004032</text:p>
          </table:table-cell>
          <table:table-cell table:formula="of:=[.E15]+[.G15]+[.I15]+[.K15]" office:value-type="float" office:value="0.001408" calcext:value-type="float">
            <text:p>0,001408</text:p>
          </table:table-cell>
          <table:table-cell table:formula="of:=[.L15]" office:value-type="float" office:value="0.004032" calcext:value-type="float">
            <text:p>0,004032</text:p>
          </table:table-cell>
          <table:table-cell table:formula="of:=[.M15]" office:value-type="float" office:value="0.001408" calcext:value-type="float">
            <text:p>0,001408</text:p>
          </table:table-cell>
          <table:table-cell table:formula="of:=[.L16]" office:value-type="float" office:value="0.003072" calcext:value-type="float">
            <text:p>0,003072</text:p>
          </table:table-cell>
          <table:table-cell table:formula="of:=[.M16]" office:value-type="float" office:value="0.00112" calcext:value-type="float">
            <text:p>0,00112</text:p>
          </table:table-cell>
          <table:table-cell table:formula="of:=[.L17]" office:value-type="float" office:value="0.002816" calcext:value-type="float">
            <text:p>0,002816</text:p>
          </table:table-cell>
          <table:table-cell table:formula="of:=[.M17]" office:value-type="float" office:value="0.000896" calcext:value-type="float">
            <text:p>0,000896</text:p>
          </table:table-cell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" calcext:value-type="float">
            <text:p>1000</text:p>
          </table:table-cell>
          <table:table-cell office:value-type="float" office:value="150.139" calcext:value-type="float">
            <text:p>150.139</text:p>
          </table:table-cell>
          <table:table-cell office:value-type="float" office:value="0.002048" calcext:value-type="float">
            <text:p>0.00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112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16]+[.F16]+[.H16]+[.J16]" office:value-type="float" office:value="0.003072" calcext:value-type="float">
            <text:p>0,003072</text:p>
          </table:table-cell>
          <table:table-cell table:formula="of:=[.E16]+[.G16]+[.I16]+[.K16]" office:value-type="float" office:value="0.00112" calcext:value-type="float">
            <text:p>0,0011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64x64</text:p>
          </table:table-cell>
          <table:table-cell office:value-type="float" office:value="10000" calcext:value-type="float">
            <text:p>10000</text:p>
          </table:table-cell>
          <table:table-cell office:value-type="float" office:value="274.171" calcext:value-type="float">
            <text:p>274.171</text:p>
          </table:table-cell>
          <table:table-cell office:value-type="float" office:value="0.00204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0768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0896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17]+[.F17]+[.H17]+[.J17]" office:value-type="float" office:value="0.002816" calcext:value-type="float">
            <text:p>0,002816</text:p>
          </table:table-cell>
          <table:table-cell table:formula="of:=[.E17]+[.G17]+[.I17]+[.K17]" office:value-type="float" office:value="0.000896" calcext:value-type="float">
            <text:p>0,0008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100" calcext:value-type="float">
            <text:p>100</text:p>
          </table:table-cell>
          <table:table-cell office:value-type="float" office:value="276.343" calcext:value-type="float">
            <text:p>276.343</text:p>
          </table:table-cell>
          <table:table-cell office:value-type="float" office:value="0.009216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1088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18]+[.F18]+[.H18]+[.J18]" office:value-type="float" office:value="0.01024" calcext:value-type="float">
            <text:p>0,01024</text:p>
          </table:table-cell>
          <table:table-cell table:formula="of:=[.E18]+[.G18]+[.I18]+[.K18]" office:value-type="float" office:value="0.001088" calcext:value-type="float">
            <text:p>0,001088</text:p>
          </table:table-cell>
          <table:table-cell table:formula="of:=[.L18]" office:value-type="float" office:value="0.01024" calcext:value-type="float">
            <text:p>0,01024</text:p>
          </table:table-cell>
          <table:table-cell table:formula="of:=[.M18]" office:value-type="float" office:value="0.001088" calcext:value-type="float">
            <text:p>0,001088</text:p>
          </table:table-cell>
          <table:table-cell table:formula="of:=[.L19]" office:value-type="float" office:value="0.010016" calcext:value-type="float">
            <text:p>0,010016</text:p>
          </table:table-cell>
          <table:table-cell table:formula="of:=[.M19]" office:value-type="float" office:value="0.001088" calcext:value-type="float">
            <text:p>0,001088</text:p>
          </table:table-cell>
          <table:table-cell table:formula="of:=[.L20]" office:value-type="float" office:value="0.011072" calcext:value-type="float">
            <text:p>0,011072</text:p>
          </table:table-cell>
          <table:table-cell table:formula="of:=[.M20]" office:value-type="float" office:value="0.000928" calcext:value-type="float">
            <text:p>0,000928</text:p>
          </table:table-cell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" calcext:value-type="float">
            <text:p>1000</text:p>
          </table:table-cell>
          <table:table-cell office:value-type="float" office:value="298.181" calcext:value-type="float">
            <text:p>298.181</text:p>
          </table:table-cell>
          <table:table-cell office:value-type="float" office:value="0.009216" calcext:value-type="float">
            <text:p>0.00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08" calcext:value-type="float">
            <text:p>0.001</text:p>
          </table:table-cell>
          <table:table-cell office:value-type="float" office:value="0.001088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19]+[.F19]+[.H19]+[.J19]" office:value-type="float" office:value="0.010016" calcext:value-type="float">
            <text:p>0,010016</text:p>
          </table:table-cell>
          <table:table-cell table:formula="of:=[.E19]+[.G19]+[.I19]+[.K19]" office:value-type="float" office:value="0.001088" calcext:value-type="float">
            <text:p>0,00108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8x128</text:p>
          </table:table-cell>
          <table:table-cell office:value-type="float" office:value="10000" calcext:value-type="float">
            <text:p>10000</text:p>
          </table:table-cell>
          <table:table-cell office:value-type="float" office:value="513.925" calcext:value-type="float">
            <text:p>513.925</text:p>
          </table:table-cell>
          <table:table-cell office:value-type="float" office:value="0.009216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832" calcext:value-type="float">
            <text:p>0.001</text:p>
          </table:table-cell>
          <table:table-cell office:value-type="float" office:value="0.000928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20]+[.F20]+[.H20]+[.J20]" office:value-type="float" office:value="0.011072" calcext:value-type="float">
            <text:p>0,011072</text:p>
          </table:table-cell>
          <table:table-cell table:formula="of:=[.E20]+[.G20]+[.I20]+[.K20]" office:value-type="float" office:value="0.000928" calcext:value-type="float">
            <text:p>0,000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00" calcext:value-type="float">
            <text:p>100</text:p>
          </table:table-cell>
          <table:table-cell office:value-type="float" office:value="518.162" calcext:value-type="float">
            <text:p>518.162</text:p>
          </table:table-cell>
          <table:table-cell office:value-type="float" office:value="0.049664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992" calcext:value-type="float">
            <text:p>0.001</text:p>
          </table:table-cell>
          <table:table-cell office:value-type="float" office:value="0.00112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21]+[.F21]+[.H21]+[.J21]" office:value-type="float" office:value="0.05168" calcext:value-type="float">
            <text:p>0,05168</text:p>
          </table:table-cell>
          <table:table-cell table:formula="of:=[.E21]+[.G21]+[.I21]+[.K21]" office:value-type="float" office:value="0.00112" calcext:value-type="float">
            <text:p>0,00112</text:p>
          </table:table-cell>
          <table:table-cell table:formula="of:=[.L21]" office:value-type="float" office:value="0.05168" calcext:value-type="float">
            <text:p>0,05168</text:p>
          </table:table-cell>
          <table:table-cell table:formula="of:=[.M21]" office:value-type="float" office:value="0.00112" calcext:value-type="float">
            <text:p>0,00112</text:p>
          </table:table-cell>
          <table:table-cell table:formula="of:=[.L22]" office:value-type="float" office:value="0.050528" calcext:value-type="float">
            <text:p>0,050528</text:p>
          </table:table-cell>
          <table:table-cell table:formula="of:=[.M22]" office:value-type="float" office:value="0.000896" calcext:value-type="float">
            <text:p>0,000896</text:p>
          </table:table-cell>
          <table:table-cell table:formula="of:=[.L23]" office:value-type="float" office:value="0.050464" calcext:value-type="float">
            <text:p>0,050464</text:p>
          </table:table-cell>
          <table:table-cell table:formula="of:=[.M23]" office:value-type="float" office:value="0.00112" calcext:value-type="float">
            <text:p>0,00112</text:p>
          </table:table-cell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" calcext:value-type="float">
            <text:p>1000</text:p>
          </table:table-cell>
          <table:table-cell office:value-type="float" office:value="560.486" calcext:value-type="float">
            <text:p>560.486</text:p>
          </table:table-cell>
          <table:table-cell office:value-type="float" office:value="0.048544" calcext:value-type="float">
            <text:p>0.049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96" calcext:value-type="float">
            <text:p>0.001</text:p>
          </table:table-cell>
          <table:table-cell office:value-type="float" office:value="0.000896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22]+[.F22]+[.H22]+[.J22]" office:value-type="float" office:value="0.050528" calcext:value-type="float">
            <text:p>0,050528</text:p>
          </table:table-cell>
          <table:table-cell table:formula="of:=[.E22]+[.G22]+[.I22]+[.K22]" office:value-type="float" office:value="0.000896" calcext:value-type="float">
            <text:p>0,00089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56x256</text:p>
          </table:table-cell>
          <table:table-cell office:value-type="float" office:value="10000" calcext:value-type="float">
            <text:p>10000</text:p>
          </table:table-cell>
          <table:table-cell office:value-type="float" office:value="986.984" calcext:value-type="float">
            <text:p>986.984</text:p>
          </table:table-cell>
          <table:table-cell office:value-type="float" office:value="0.048576" calcext:value-type="float">
            <text:p>0.049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864" calcext:value-type="float">
            <text:p>0.001</text:p>
          </table:table-cell>
          <table:table-cell office:value-type="float" office:value="0.00112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23]+[.F23]+[.H23]+[.J23]" office:value-type="float" office:value="0.050464" calcext:value-type="float">
            <text:p>0,050464</text:p>
          </table:table-cell>
          <table:table-cell table:formula="of:=[.E23]+[.G23]+[.I23]+[.K23]" office:value-type="float" office:value="0.00112" calcext:value-type="float">
            <text:p>0,00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00" calcext:value-type="float">
            <text:p>100</text:p>
          </table:table-cell>
          <table:table-cell office:value-type="float" office:value="995.732" calcext:value-type="float">
            <text:p>995.732</text:p>
          </table:table-cell>
          <table:table-cell office:value-type="float" office:value="0.191584" calcext:value-type="float">
            <text:p>0.192</text:p>
          </table:table-cell>
          <table:table-cell office:value-type="float" office:value="0" calcext:value-type="float">
            <text:p>0.000</text:p>
          </table:table-cell>
          <table:table-cell office:value-type="float" office:value="0.000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112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24]+[.F24]+[.H24]+[.J24]" office:value-type="float" office:value="0.193568" calcext:value-type="float">
            <text:p>0,193568</text:p>
          </table:table-cell>
          <table:table-cell table:formula="of:=[.E24]+[.G24]+[.I24]+[.K24]" office:value-type="float" office:value="0.00112" calcext:value-type="float">
            <text:p>0,00112</text:p>
          </table:table-cell>
          <table:table-cell table:formula="of:=[.L24]" office:value-type="float" office:value="0.193568" calcext:value-type="float">
            <text:p>0,193568</text:p>
          </table:table-cell>
          <table:table-cell table:formula="of:=[.M24]" office:value-type="float" office:value="0.00112" calcext:value-type="float">
            <text:p>0,00112</text:p>
          </table:table-cell>
          <table:table-cell table:formula="of:=[.L25]" office:value-type="float" office:value="0.192064" calcext:value-type="float">
            <text:p>0,192064</text:p>
          </table:table-cell>
          <table:table-cell table:formula="of:=[.M25]" office:value-type="float" office:value="0.00112" calcext:value-type="float">
            <text:p>0,00112</text:p>
          </table:table-cell>
          <table:table-cell table:formula="of:=[.L26]" office:value-type="float" office:value="0.191072" calcext:value-type="float">
            <text:p>0,191072</text:p>
          </table:table-cell>
          <table:table-cell table:formula="of:=[.M26]" office:value-type="float" office:value="0.001184" calcext:value-type="float">
            <text:p>0,001184</text:p>
          </table:table-cell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" calcext:value-type="float">
            <text:p>1000</text:p>
          </table:table-cell>
          <table:table-cell office:value-type="float" office:value="1081.61" calcext:value-type="float">
            <text:p>1081.610</text:p>
          </table:table-cell>
          <table:table-cell office:value-type="float" office:value="0.190272" calcext:value-type="float">
            <text:p>0.190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768" calcext:value-type="float">
            <text:p>0.001</text:p>
          </table:table-cell>
          <table:table-cell office:value-type="float" office:value="0.00112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25]+[.F25]+[.H25]+[.J25]" office:value-type="float" office:value="0.192064" calcext:value-type="float">
            <text:p>0,192064</text:p>
          </table:table-cell>
          <table:table-cell table:formula="of:=[.E25]+[.G25]+[.I25]+[.K25]" office:value-type="float" office:value="0.00112" calcext:value-type="float">
            <text:p>0,0011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12x512</text:p>
          </table:table-cell>
          <table:table-cell office:value-type="float" office:value="10000" calcext:value-type="float">
            <text:p>10000</text:p>
          </table:table-cell>
          <table:table-cell office:value-type="float" office:value="1945.53" calcext:value-type="float">
            <text:p>1945.530</text:p>
          </table:table-cell>
          <table:table-cell office:value-type="float" office:value="0.191072" calcext:value-type="float">
            <text:p>0.191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001184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26]+[.F26]+[.H26]+[.J26]" office:value-type="float" office:value="0.191072" calcext:value-type="float">
            <text:p>0,191072</text:p>
          </table:table-cell>
          <table:table-cell table:formula="of:=[.E26]+[.G26]+[.I26]+[.K26]" office:value-type="float" office:value="0.001184" calcext:value-type="float">
            <text:p>0,001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100" calcext:value-type="float">
            <text:p>100</text:p>
          </table:table-cell>
          <table:table-cell office:value-type="float" office:value="1965.53" calcext:value-type="float">
            <text:p>1965.530</text:p>
          </table:table-cell>
          <table:table-cell office:value-type="float" office:value="1.24086" calcext:value-type="float">
            <text:p>1.241</text:p>
          </table:table-cell>
          <table:table-cell office:value-type="float" office:value="0" calcext:value-type="float">
            <text:p>0.000</text:p>
          </table:table-cell>
          <table:table-cell office:value-type="float" office:value="0.0009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1184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27]+[.F27]+[.H27]+[.J27]" office:value-type="float" office:value="1.242876" calcext:value-type="float">
            <text:p>1,242876</text:p>
          </table:table-cell>
          <table:table-cell table:formula="of:=[.E27]+[.G27]+[.I27]+[.K27]" office:value-type="float" office:value="0.001184" calcext:value-type="float">
            <text:p>0,001184</text:p>
          </table:table-cell>
          <table:table-cell table:formula="of:=[.L27]" office:value-type="float" office:value="1.242876" calcext:value-type="float">
            <text:p>1,242876</text:p>
          </table:table-cell>
          <table:table-cell table:formula="of:=[.M27]" office:value-type="float" office:value="0.001184" calcext:value-type="float">
            <text:p>0,001184</text:p>
          </table:table-cell>
          <table:table-cell table:formula="of:=[.L28]" office:value-type="float" office:value="1.221824" calcext:value-type="float">
            <text:p>1,221824</text:p>
          </table:table-cell>
          <table:table-cell table:formula="of:=[.M28]" office:value-type="float" office:value="0.00128" calcext:value-type="float">
            <text:p>0,00128</text:p>
          </table:table-cell>
          <table:table-cell table:formula="of:=[.L29]" office:value-type="float" office:value="1.213788" calcext:value-type="float">
            <text:p>1,213788</text:p>
          </table:table-cell>
          <table:table-cell table:formula="of:=[.M29]" office:value-type="float" office:value="0.001184" calcext:value-type="float">
            <text:p>0,001184</text:p>
          </table:table-cell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" calcext:value-type="float">
            <text:p>1000</text:p>
          </table:table-cell>
          <table:table-cell office:value-type="float" office:value="2167.2" calcext:value-type="float">
            <text:p>2167.200</text:p>
          </table:table-cell>
          <table:table-cell office:value-type="float" office:value="1.21984" calcext:value-type="float">
            <text:p>1.220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96" calcext:value-type="float">
            <text:p>0.001</text:p>
          </table:table-cell>
          <table:table-cell office:value-type="float" office:value="0.00128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28]+[.F28]+[.H28]+[.J28]" office:value-type="float" office:value="1.221824" calcext:value-type="float">
            <text:p>1,221824</text:p>
          </table:table-cell>
          <table:table-cell table:formula="of:=[.E28]+[.G28]+[.I28]+[.K28]" office:value-type="float" office:value="0.00128" calcext:value-type="float">
            <text:p>0,0012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024x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4172.3" calcext:value-type="float">
            <text:p>4172.300</text:p>
          </table:table-cell>
          <table:table-cell office:value-type="float" office:value="1.21174" calcext:value-type="float">
            <text:p>1.212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1184" calcext:value-type="float">
            <text:p>0.00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29]+[.F29]+[.H29]+[.J29]" office:value-type="float" office:value="1.213788" calcext:value-type="float">
            <text:p>1,213788</text:p>
          </table:table-cell>
          <table:table-cell table:formula="of:=[.E29]+[.G29]+[.I29]+[.K29]" office:value-type="float" office:value="0.001184" calcext:value-type="float">
            <text:p>0,001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100" calcext:value-type="float">
            <text:p>100</text:p>
          </table:table-cell>
          <table:table-cell office:value-type="float" office:value="4218.1" calcext:value-type="float">
            <text:p>4218.100</text:p>
          </table:table-cell>
          <table:table-cell office:value-type="float" office:value="5.13293" calcext:value-type="float">
            <text:p>5.133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176" calcext:value-type="float">
            <text:p>0.002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30]+[.F30]+[.H30]+[.J30]" office:value-type="float" office:value="5.134978" calcext:value-type="float">
            <text:p>5,134978</text:p>
          </table:table-cell>
          <table:table-cell table:formula="of:=[.E30]+[.G30]+[.I30]+[.K30]" office:value-type="float" office:value="0.00176" calcext:value-type="float">
            <text:p>0,00176</text:p>
          </table:table-cell>
          <table:table-cell table:formula="of:=[.L30]" office:value-type="float" office:value="5.134978" calcext:value-type="float">
            <text:p>5,134978</text:p>
          </table:table-cell>
          <table:table-cell table:formula="of:=[.M30]" office:value-type="float" office:value="0.00176" calcext:value-type="float">
            <text:p>0,00176</text:p>
          </table:table-cell>
          <table:table-cell table:formula="of:=[.L31]" office:value-type="float" office:value="5.284288" calcext:value-type="float">
            <text:p>5,284288</text:p>
          </table:table-cell>
          <table:table-cell table:formula="of:=[.M31]" office:value-type="float" office:value="0.001728" calcext:value-type="float">
            <text:p>0,001728</text:p>
          </table:table-cell>
          <table:table-cell table:formula="of:=[.L32]" office:value-type="float" office:value="4.993538" calcext:value-type="float">
            <text:p>4,993538</text:p>
          </table:table-cell>
          <table:table-cell table:formula="of:=[.M32]" office:value-type="float" office:value="0.001728" calcext:value-type="float">
            <text:p>0,001728</text:p>
          </table:table-cell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" calcext:value-type="float">
            <text:p>1000</text:p>
          </table:table-cell>
          <table:table-cell office:value-type="float" office:value="4660.41" calcext:value-type="float">
            <text:p>4660.410</text:p>
          </table:table-cell>
          <table:table-cell office:value-type="float" office:value="5.28128" calcext:value-type="float">
            <text:p>5.281</text:p>
          </table:table-cell>
          <table:table-cell office:value-type="float" office:value="0" calcext:value-type="float">
            <text:p>0.000</text:p>
          </table:table-cell>
          <table:table-cell office:value-type="float" office:value="0.00198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1728" calcext:value-type="float">
            <text:p>0.002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31]+[.F31]+[.H31]+[.J31]" office:value-type="float" office:value="5.284288" calcext:value-type="float">
            <text:p>5,284288</text:p>
          </table:table-cell>
          <table:table-cell table:formula="of:=[.E31]+[.G31]+[.I31]+[.K31]" office:value-type="float" office:value="0.001728" calcext:value-type="float">
            <text:p>0,00172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048x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9108.29" calcext:value-type="float">
            <text:p>9108.290</text:p>
          </table:table-cell>
          <table:table-cell office:value-type="float" office:value="4.99149" calcext:value-type="float">
            <text:p>4.99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.001728" calcext:value-type="float">
            <text:p>0.002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32]+[.F32]+[.H32]+[.J32]" office:value-type="float" office:value="4.993538" calcext:value-type="float">
            <text:p>4,993538</text:p>
          </table:table-cell>
          <table:table-cell table:formula="of:=[.E32]+[.G32]+[.I32]+[.K32]" office:value-type="float" office:value="0.001728" calcext:value-type="float">
            <text:p>0,001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96x4096</text:p>
          </table:table-cell>
          <table:table-cell office:value-type="float" office:value="100" calcext:value-type="float">
            <text:p>100</text:p>
          </table:table-cell>
          <table:table-cell office:value-type="float" office:value="9231.68" calcext:value-type="float">
            <text:p>9231.680</text:p>
          </table:table-cell>
          <table:table-cell office:value-type="float" office:value="19.6423" calcext:value-type="float">
            <text:p>19.642</text:p>
          </table:table-cell>
          <table:table-cell office:value-type="float" office:value="0" calcext:value-type="float">
            <text:p>0.000</text:p>
          </table:table-cell>
          <table:table-cell office:value-type="float" office:value="0.00204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2048" calcext:value-type="float">
            <text:p>0.002</text:p>
          </table:table-cell>
          <table:table-cell office:value-type="float" office:value="0.003104" calcext:value-type="float">
            <text:p>0.003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33]+[.F33]+[.H33]+[.J33]" office:value-type="float" office:value="19.646396" calcext:value-type="float">
            <text:p>19,646396</text:p>
          </table:table-cell>
          <table:table-cell table:formula="of:=[.E33]+[.G33]+[.I33]+[.K33]" office:value-type="float" office:value="0.003104" calcext:value-type="float">
            <text:p>0,003104</text:p>
          </table:table-cell>
          <table:table-cell table:formula="of:=[.L33]" office:value-type="float" office:value="19.646396" calcext:value-type="float">
            <text:p>19,646396</text:p>
          </table:table-cell>
          <table:table-cell table:formula="of:=[.M33]" office:value-type="float" office:value="0.003104" calcext:value-type="float">
            <text:p>0,003104</text:p>
          </table:table-cell>
          <table:table-cell table:formula="of:=[.L34]" office:value-type="float" office:value="19.560696" calcext:value-type="float">
            <text:p>19,560696</text:p>
          </table:table-cell>
          <table:table-cell table:formula="of:=[.M34]" office:value-type="float" office:value="0.0032" calcext:value-type="float">
            <text:p>0,0032</text:p>
          </table:table-cell>
          <table:table-cell table:formula="of:=[.L35]" office:value-type="float" office:value="19.847572" calcext:value-type="float">
            <text:p>19,847572</text:p>
          </table:table-cell>
          <table:table-cell table:formula="of:=[.M35]" office:value-type="float" office:value="0.003168" calcext:value-type="float">
            <text:p>0,003168</text:p>
          </table:table-cell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" calcext:value-type="float">
            <text:p>1000</text:p>
          </table:table-cell>
          <table:table-cell office:value-type="float" office:value="10467.7" calcext:value-type="float">
            <text:p>10467.700</text:p>
          </table:table-cell>
          <table:table-cell office:value-type="float" office:value="19.5566" calcext:value-type="float">
            <text:p>19.557</text:p>
          </table:table-cell>
          <table:table-cell office:value-type="float" office:value="0" calcext:value-type="float">
            <text:p>0.000</text:p>
          </table:table-cell>
          <table:table-cell office:value-type="float" office:value="0.00204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02048" calcext:value-type="float">
            <text:p>0.002</text:p>
          </table:table-cell>
          <table:table-cell office:value-type="float" office:value="0.0032" calcext:value-type="float">
            <text:p>0.003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34]+[.F34]+[.H34]+[.J34]" office:value-type="float" office:value="19.560696" calcext:value-type="float">
            <text:p>19,560696</text:p>
          </table:table-cell>
          <table:table-cell table:formula="of:=[.E34]+[.G34]+[.I34]+[.K34]" office:value-type="float" office:value="0.0032" calcext:value-type="float">
            <text:p>0,003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096x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2860.8" calcext:value-type="float">
            <text:p>22860.800</text:p>
          </table:table-cell>
          <table:table-cell office:value-type="float" office:value="19.8445" calcext:value-type="float">
            <text:p>19.845</text:p>
          </table:table-cell>
          <table:table-cell office:value-type="float" office:value="0" calcext:value-type="float">
            <text:p>0.000</text:p>
          </table:table-cell>
          <table:table-cell office:value-type="float" office:value="0.001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2048" calcext:value-type="float">
            <text:p>0.002</text:p>
          </table:table-cell>
          <table:table-cell office:value-type="float" office:value="0.003168" calcext:value-type="float">
            <text:p>0.003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D35]+[.F35]+[.H35]+[.J35]" office:value-type="float" office:value="19.847572" calcext:value-type="float">
            <text:p>19,847572</text:p>
          </table:table-cell>
          <table:table-cell table:formula="of:=[.E35]+[.G35]+[.I35]+[.K35]" office:value-type="float" office:value="0.003168" calcext:value-type="float">
            <text:p>0,00316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ce2"/>
          <table:table-cell table:style-name="Default" table:number-columns-repeated="2"/>
          <table:table-cell table:number-columns-repeated="8"/>
        </table:table-row>
      </table:table>
      <table:named-expressions/>
      <table:database-ranges>
        <table:database-range table:name="__Anonymous_Sheet_DB__0" table:target-range-address="'PS3-1_gpu'.A2:'PS3-1_gpu'.M35" table:display-filter-buttons="true" table:orientation="column">
          <table:filter>
            <table:filter-and>
              <table:filter-condition table:field-number="0" table:value="100" table:operator="="/>
            </table:filter-and>
          </table:filter>
        </table:database-range>
        <table:database-range table:name="__Anonymous_Sheet_DB__1" table:target-range-address="'PS3-2_gpu'.A2:'PS3-2_gpu'.M35" table:display-filter-buttons="true" table:orientation="column">
          <table:filter>
            <table:filter-and>
              <table:filter-condition table:field-number="0" table:value="10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2" loext:min-decimal-places="2" number:min-integer-digits="1"/>
      <number:text> ms</number:text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5" loext:min-decimal-places="5" number:min-integer-digits="1"/>
    </number:number-style>
    <number:number-style style:name="N80111" number:language="en" number:country="GB">
      <number:number number:decimal-places="3" loext:min-decimal-places="3"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.00.0000</text:date>, <text:time style:data-style-name="N2" text:time-value="01:22:00.943201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04.568718609</meta:creation-date>
    <dc:date>2016-11-04T01:49:56.422388114</dc:date>
    <meta:editing-duration>PT1H50M19S</meta:editing-duration>
    <meta:editing-cycles>8</meta:editing-cycles>
    <meta:generator>LibreOffice/5.2.2.2.0$Linux_X86_64 LibreOffice_project/20m0$Build-2</meta:generator>
    <meta:document-statistic meta:table-count="2" meta:cell-count="10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80111" number:language="en" number:country="GB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5cm" svg:y="4.197cm" style:legend-expansion="high" chart:style-name="ch2"/>
        <chart:plot-area chart:style-name="ch3" table:cell-range-address="'PS3-2_gpu'.A3:'PS3-2_gpu'.A35 'PS3-2_gpu'.C2:'PS3-2_gpu'.C35" chart:data-source-has-labels="both" svg:x="0.32cm" svg:y="0.18cm" svg:width="13.035cm" svg:height="8.64cm">
          <chartooo:coordinate-region svg:x="2.274cm" svg:y="0.18cm" svg:width="10.938cm" svg:height="6.635cm"/>
          <chart:axis chart:dimension="x" chart:name="primary-x" chart:style-name="ch4" chartooo:axis-type="auto">
            <chartooo:date-scale/>
            <chart:categories table:cell-range-address="'PS3-2_gpu'.A3:'PS3-2_gpu'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S3-2_gpu'.C3:'PS3-2_gpu'.C35" chart:label-cell-address="'PS3-2_gpu'.C2:'PS3-2_gpu'.C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</text:p>
                <draw:g>
                  <svg:desc>'PS3-2_gpu'.C2:'PS3-2_gpu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2_gpu'.A3:'PS3-2_gpu'.A35</svg:desc>
                </draw:g>
              </table:table-cell>
              <table:table-cell office:value-type="float" office:value="0.106464">
                <text:p>0.106464</text:p>
                <draw:g>
                  <svg:desc>'PS3-2_gpu'.C3:'PS3-2_gpu'.C35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10.2643">
                <text:p>10.2643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28.8548">
                <text:p>28.8548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65.2826">
                <text:p>65.2826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137.033">
                <text:p>137.033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276.343">
                <text:p>276.343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518.162">
                <text:p>518.162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995.732">
                <text:p>995.732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965.53">
                <text:p>1965.53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4218.1">
                <text:p>4218.1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9231.68">
                <text:p>9231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5cm" svg:y="4.197cm" style:legend-expansion="high" chart:style-name="ch2"/>
        <chart:plot-area chart:style-name="ch3" table:cell-range-address="'PS3-1_gpu'.A3:'PS3-1_gpu'.A35 'PS3-1_gpu'.C2:'PS3-1_gpu'.C35" chart:data-source-has-labels="both" svg:x="0.32cm" svg:y="0.18cm" svg:width="13.035cm" svg:height="8.64cm">
          <chartooo:coordinate-region svg:x="1.581cm" svg:y="0.18cm" svg:width="11.631cm" svg:height="6.634cm"/>
          <chart:axis chart:dimension="x" chart:name="primary-x" chart:style-name="ch4" chartooo:axis-type="auto">
            <chartooo:date-scale/>
            <chart:categories table:cell-range-address="'PS3-1_gpu'.A3:'PS3-1_gpu'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gpu'.C3:'PS3-1_gpu'.C35" chart:label-cell-address="'PS3-1_gpu'.C2:'PS3-1_gpu'.C2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</text:p>
                <draw:g>
                  <svg:desc>'PS3-1_gpu'.C2:'PS3-1_gpu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gpu'.A3:'PS3-1_gpu'.A35</svg:desc>
                </draw:g>
              </table:table-cell>
              <table:table-cell office:value-type="float" office:value="0.607936">
                <text:p>0.607936</text:p>
                <draw:g>
                  <svg:desc>'PS3-1_gpu'.C3:'PS3-1_gpu'.C35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61.0959">
                <text:p>61.0959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126.835">
                <text:p>126.835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202.145">
                <text:p>202.145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315.464">
                <text:p>315.464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502.384">
                <text:p>502.384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839.895">
                <text:p>839.895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483.1">
                <text:p>1483.1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544.27">
                <text:p>2544.27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4910.22">
                <text:p>4910.22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9958.46">
                <text:p>9958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3.578cm" svg:y="2.933cm" style:legend-expansion="high" chart:style-name="ch2"/>
        <chart:plot-area chart:style-name="ch3" table:cell-range-address="'PS3-1_gpu'.A3:'PS3-1_gpu'.A33 'PS3-1_gpu'.N2:'PS3-1_gpu'.S33" chart:data-source-has-labels="both" svg:x="0.319cm" svg:y="0.18cm" svg:width="12.94cm" svg:height="8.642cm">
          <chartooo:coordinate-region svg:x="0.974cm" svg:y="0.18cm" svg:width="12.142cm" svg:height="6.637cm"/>
          <chart:axis chart:dimension="x" chart:name="primary-x" chart:style-name="ch4" chartooo:axis-type="auto">
            <chartooo:date-scale/>
            <chart:categories table:cell-range-address="'PS3-1_gpu'.A3:'PS3-1_gpu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gpu'.N3:'PS3-1_gpu'.N33" chart:label-cell-address="'PS3-1_gpu'.N2:'PS3-1_gpu'.N2" chart:class="chart:line">
            <chart:data-point chart:repeated="11"/>
          </chart:series>
          <chart:series chart:style-name="ch7" chart:values-cell-range-address="'PS3-1_gpu'.O3:'PS3-1_gpu'.O33" chart:label-cell-address="'PS3-1_gpu'.O2:'PS3-1_gpu'.O2" chart:class="chart:line">
            <chart:data-point chart:repeated="11"/>
          </chart:series>
          <chart:series chart:style-name="ch8" chart:values-cell-range-address="'PS3-1_gpu'.P3:'PS3-1_gpu'.P33" chart:label-cell-address="'PS3-1_gpu'.P2:'PS3-1_gpu'.P2" chart:class="chart:line">
            <chart:data-point chart:repeated="11"/>
          </chart:series>
          <chart:series chart:style-name="ch9" chart:values-cell-range-address="'PS3-1_gpu'.Q3:'PS3-1_gpu'.Q33" chart:label-cell-address="'PS3-1_gpu'.Q2:'PS3-1_gpu'.Q2" chart:class="chart:line">
            <chart:data-point chart:repeated="11"/>
          </chart:series>
          <chart:series chart:style-name="ch10" chart:values-cell-range-address="'PS3-1_gpu'.R3:'PS3-1_gpu'.R33" chart:label-cell-address="'PS3-1_gpu'.R2:'PS3-1_gpu'.R2" chart:class="chart:line">
            <chart:data-point chart:repeated="11"/>
          </chart:series>
          <chart:series chart:style-name="ch11" chart:values-cell-range-address="'PS3-1_gpu'.S3:'PS3-1_gpu'.S33" chart:label-cell-address="'PS3-1_gpu'.S2:'PS3-1_gpu'.S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w</text:p>
                <draw:g>
                  <svg:desc>'PS3-1_gpu'.N2:'PS3-1_gpu'.N2</svg:desc>
                </draw:g>
              </table:table-cell>
              <table:table-cell office:value-type="string">
                <text:p>10r</text:p>
                <draw:g>
                  <svg:desc>'PS3-1_gpu'.O2:'PS3-1_gpu'.O2</svg:desc>
                </draw:g>
              </table:table-cell>
              <table:table-cell office:value-type="string">
                <text:p>100w</text:p>
                <draw:g>
                  <svg:desc>'PS3-1_gpu'.P2:'PS3-1_gpu'.P2</svg:desc>
                </draw:g>
              </table:table-cell>
              <table:table-cell office:value-type="string">
                <text:p>100r</text:p>
                <draw:g>
                  <svg:desc>'PS3-1_gpu'.Q2:'PS3-1_gpu'.Q2</svg:desc>
                </draw:g>
              </table:table-cell>
              <table:table-cell office:value-type="string">
                <text:p>1000w</text:p>
                <draw:g>
                  <svg:desc>'PS3-1_gpu'.R2:'PS3-1_gpu'.R2</svg:desc>
                </draw:g>
              </table:table-cell>
              <table:table-cell office:value-type="string">
                <text:p>1000r</text:p>
                <draw:g>
                  <svg:desc>'PS3-1_gpu'.S2:'PS3-1_gpu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gpu'.A3:'PS3-1_gpu'.A33</svg:desc>
                </draw:g>
              </table:table-cell>
              <table:table-cell office:value-type="float" office:value="0.149024">
                <text:p>0.149024</text:p>
                <draw:g>
                  <svg:desc>'PS3-1_gpu'.N3:'PS3-1_gpu'.N33</svg:desc>
                </draw:g>
              </table:table-cell>
              <table:table-cell office:value-type="float" office:value="0.186656">
                <text:p>0.186656</text:p>
                <draw:g>
                  <svg:desc>'PS3-1_gpu'.O3:'PS3-1_gpu'.O33</svg:desc>
                </draw:g>
              </table:table-cell>
              <table:table-cell office:value-type="float" office:value="1.519072">
                <text:p>1.519072</text:p>
                <draw:g>
                  <svg:desc>'PS3-1_gpu'.P3:'PS3-1_gpu'.P33</svg:desc>
                </draw:g>
              </table:table-cell>
              <table:table-cell office:value-type="float" office:value="1.881376">
                <text:p>1.881376</text:p>
                <draw:g>
                  <svg:desc>'PS3-1_gpu'.Q3:'PS3-1_gpu'.Q33</svg:desc>
                </draw:g>
              </table:table-cell>
              <table:table-cell office:value-type="float" office:value="15.22788">
                <text:p>15.22788</text:p>
                <draw:g>
                  <svg:desc>'PS3-1_gpu'.R3:'PS3-1_gpu'.R33</svg:desc>
                </draw:g>
              </table:table-cell>
              <table:table-cell office:value-type="float" office:value="19.13949">
                <text:p>19.13949</text:p>
                <draw:g>
                  <svg:desc>'PS3-1_gpu'.S3:'PS3-1_gpu'.S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16336">
                <text:p>0.16336</text:p>
              </table:table-cell>
              <table:table-cell office:value-type="float" office:value="0.187616">
                <text:p>0.187616</text:p>
              </table:table-cell>
              <table:table-cell office:value-type="float" office:value="1.535808">
                <text:p>1.535808</text:p>
              </table:table-cell>
              <table:table-cell office:value-type="float" office:value="1.927072">
                <text:p>1.927072</text:p>
              </table:table-cell>
              <table:table-cell office:value-type="float" office:value="15.02937">
                <text:p>15.02937</text:p>
              </table:table-cell>
              <table:table-cell office:value-type="float" office:value="18.99498">
                <text:p>18.99498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154048">
                <text:p>0.154048</text:p>
              </table:table-cell>
              <table:table-cell office:value-type="float" office:value="0.189312">
                <text:p>0.189312</text:p>
              </table:table-cell>
              <table:table-cell office:value-type="float" office:value="1.513024">
                <text:p>1.513024</text:p>
              </table:table-cell>
              <table:table-cell office:value-type="float" office:value="1.896448">
                <text:p>1.896448</text:p>
              </table:table-cell>
              <table:table-cell office:value-type="float" office:value="14.963938">
                <text:p>14.963938</text:p>
              </table:table-cell>
              <table:table-cell office:value-type="float" office:value="18.97328">
                <text:p>18.97328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153472">
                <text:p>0.153472</text:p>
              </table:table-cell>
              <table:table-cell office:value-type="float" office:value="0.19424">
                <text:p>0.19424</text:p>
              </table:table-cell>
              <table:table-cell office:value-type="float" office:value="1.523168">
                <text:p>1.523168</text:p>
              </table:table-cell>
              <table:table-cell office:value-type="float" office:value="1.909664">
                <text:p>1.909664</text:p>
              </table:table-cell>
              <table:table-cell office:value-type="float" office:value="14.977016">
                <text:p>14.977016</text:p>
              </table:table-cell>
              <table:table-cell office:value-type="float" office:value="19.00669">
                <text:p>19.00669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163616">
                <text:p>0.163616</text:p>
              </table:table-cell>
              <table:table-cell office:value-type="float" office:value="0.190976">
                <text:p>0.190976</text:p>
              </table:table-cell>
              <table:table-cell office:value-type="float" office:value="1.554048">
                <text:p>1.554048</text:p>
              </table:table-cell>
              <table:table-cell office:value-type="float" office:value="1.914816">
                <text:p>1.914816</text:p>
              </table:table-cell>
              <table:table-cell office:value-type="float" office:value="15.403558">
                <text:p>15.403558</text:p>
              </table:table-cell>
              <table:table-cell office:value-type="float" office:value="19.27043">
                <text:p>19.27043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177184">
                <text:p>0.177184</text:p>
              </table:table-cell>
              <table:table-cell office:value-type="float" office:value="0.198944">
                <text:p>0.198944</text:p>
              </table:table-cell>
              <table:table-cell office:value-type="float" office:value="1.614176">
                <text:p>1.614176</text:p>
              </table:table-cell>
              <table:table-cell office:value-type="float" office:value="1.961408">
                <text:p>1.961408</text:p>
              </table:table-cell>
              <table:table-cell office:value-type="float" office:value="16.00032">
                <text:p>16.00032</text:p>
              </table:table-cell>
              <table:table-cell office:value-type="float" office:value="19.4408">
                <text:p>19.4408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206848">
                <text:p>0.206848</text:p>
              </table:table-cell>
              <table:table-cell office:value-type="float" office:value="0.195904">
                <text:p>0.195904</text:p>
              </table:table-cell>
              <table:table-cell office:value-type="float" office:value="1.742496">
                <text:p>1.742496</text:p>
              </table:table-cell>
              <table:table-cell office:value-type="float" office:value="1.963584">
                <text:p>1.963584</text:p>
              </table:table-cell>
              <table:table-cell office:value-type="float" office:value="16.818112">
                <text:p>16.818112</text:p>
              </table:table-cell>
              <table:table-cell office:value-type="float" office:value="19.66102">
                <text:p>19.66102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0.379072">
                <text:p>0.379072</text:p>
              </table:table-cell>
              <table:table-cell office:value-type="float" office:value="0.205056">
                <text:p>0.205056</text:p>
              </table:table-cell>
              <table:table-cell office:value-type="float" office:value="2.003808">
                <text:p>2.003808</text:p>
              </table:table-cell>
              <table:table-cell office:value-type="float" office:value="2.01309">
                <text:p>2.01309</text:p>
              </table:table-cell>
              <table:table-cell office:value-type="float" office:value="17.189478">
                <text:p>17.189478</text:p>
              </table:table-cell>
              <table:table-cell office:value-type="float" office:value="18.98886">
                <text:p>18.98886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.231588">
                <text:p>1.231588</text:p>
              </table:table-cell>
              <table:table-cell office:value-type="float" office:value="0.217984">
                <text:p>0.217984</text:p>
              </table:table-cell>
              <table:table-cell office:value-type="float" office:value="3.049892">
                <text:p>3.049892</text:p>
              </table:table-cell>
              <table:table-cell office:value-type="float" office:value="2.17117">
                <text:p>2.17117</text:p>
              </table:table-cell>
              <table:table-cell office:value-type="float" office:value="20.99024">
                <text:p>20.99024</text:p>
              </table:table-cell>
              <table:table-cell office:value-type="float" office:value="21.614">
                <text:p>21.614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5.04426">
                <text:p>5.04426</text:p>
              </table:table-cell>
              <table:table-cell office:value-type="float" office:value="0.33248">
                <text:p>0.33248</text:p>
              </table:table-cell>
              <table:table-cell office:value-type="float" office:value="7.415294">
                <text:p>7.415294</text:p>
              </table:table-cell>
              <table:table-cell office:value-type="float" office:value="3.28288">
                <text:p>3.28288</text:p>
              </table:table-cell>
              <table:table-cell office:value-type="float" office:value="31.642564">
                <text:p>31.642564</text:p>
              </table:table-cell>
              <table:table-cell office:value-type="float" office:value="32.8915">
                <text:p>32.8915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20.132784">
                <text:p>20.132784</text:p>
              </table:table-cell>
              <table:table-cell office:value-type="float" office:value="0.573984">
                <text:p>0.573984</text:p>
              </table:table-cell>
              <table:table-cell office:value-type="float" office:value="23.551514">
                <text:p>23.551514</text:p>
              </table:table-cell>
              <table:table-cell office:value-type="float" office:value="5.79114">
                <text:p>5.79114</text:p>
              </table:table-cell>
              <table:table-cell office:value-type="float" office:value="58.642948">
                <text:p>58.642948</text:p>
              </table:table-cell>
              <table:table-cell office:value-type="float" office:value="57.5565">
                <text:p>57.55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2cm" xlink:href=".." xlink:type="simple" chart:class="chart:line" chart:style-name="ch1">
        <chart:legend chart:legend-position="end" svg:x="13.578cm" svg:y="2.933cm" style:legend-expansion="high" chart:style-name="ch2"/>
        <chart:plot-area chart:style-name="ch3" table:cell-range-address="'PS3-1_gpu'.A3:'PS3-1_gpu'.A33 'PS3-2_gpu'.N2:'PS3-2_gpu'.S2 'PS3-1_gpu'.N3:'PS3-1_gpu'.S33" chart:data-source-has-labels="both" svg:x="0.319cm" svg:y="0.18cm" svg:width="12.94cm" svg:height="8.642cm">
          <chartooo:coordinate-region svg:x="0.974cm" svg:y="0.18cm" svg:width="12.142cm" svg:height="6.637cm"/>
          <chart:axis chart:dimension="x" chart:name="primary-x" chart:style-name="ch4" chartooo:axis-type="auto">
            <chartooo:date-scale/>
            <chart:categories table:cell-range-address="'PS3-1_gpu'.A3:'PS3-1_gpu'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S3-1_gpu'.N3:'PS3-1_gpu'.N33" chart:label-cell-address="'PS3-2_gpu'.N2:'PS3-2_gpu'.N2" chart:class="chart:line">
            <chart:data-point chart:repeated="11"/>
          </chart:series>
          <chart:series chart:style-name="ch7" chart:values-cell-range-address="'PS3-1_gpu'.O3:'PS3-1_gpu'.O33" chart:label-cell-address="'PS3-2_gpu'.O2:'PS3-2_gpu'.O2" chart:class="chart:line">
            <chart:data-point chart:repeated="11"/>
          </chart:series>
          <chart:series chart:style-name="ch8" chart:values-cell-range-address="'PS3-1_gpu'.P3:'PS3-1_gpu'.P33" chart:label-cell-address="'PS3-2_gpu'.P2:'PS3-2_gpu'.P2" chart:class="chart:line">
            <chart:data-point chart:repeated="11"/>
          </chart:series>
          <chart:series chart:style-name="ch9" chart:values-cell-range-address="'PS3-1_gpu'.Q3:'PS3-1_gpu'.Q33" chart:label-cell-address="'PS3-2_gpu'.Q2:'PS3-2_gpu'.Q2" chart:class="chart:line">
            <chart:data-point chart:repeated="11"/>
          </chart:series>
          <chart:series chart:style-name="ch10" chart:values-cell-range-address="'PS3-1_gpu'.R3:'PS3-1_gpu'.R33" chart:label-cell-address="'PS3-2_gpu'.R2:'PS3-2_gpu'.R2" chart:class="chart:line">
            <chart:data-point chart:repeated="11"/>
          </chart:series>
          <chart:series chart:style-name="ch11" chart:values-cell-range-address="'PS3-1_gpu'.S3:'PS3-1_gpu'.S33" chart:label-cell-address="'PS3-2_gpu'.S2:'PS3-2_gpu'.S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w</text:p>
                <draw:g>
                  <svg:desc>'PS3-2_gpu'.N2:'PS3-2_gpu'.N2</svg:desc>
                </draw:g>
              </table:table-cell>
              <table:table-cell office:value-type="string">
                <text:p>10r</text:p>
                <draw:g>
                  <svg:desc>'PS3-2_gpu'.O2:'PS3-2_gpu'.O2</svg:desc>
                </draw:g>
              </table:table-cell>
              <table:table-cell office:value-type="string">
                <text:p>100w</text:p>
                <draw:g>
                  <svg:desc>'PS3-2_gpu'.P2:'PS3-2_gpu'.P2</svg:desc>
                </draw:g>
              </table:table-cell>
              <table:table-cell office:value-type="string">
                <text:p>100r</text:p>
                <draw:g>
                  <svg:desc>'PS3-2_gpu'.Q2:'PS3-2_gpu'.Q2</svg:desc>
                </draw:g>
              </table:table-cell>
              <table:table-cell office:value-type="string">
                <text:p>1000w</text:p>
                <draw:g>
                  <svg:desc>'PS3-2_gpu'.R2:'PS3-2_gpu'.R2</svg:desc>
                </draw:g>
              </table:table-cell>
              <table:table-cell office:value-type="string">
                <text:p>1000r</text:p>
                <draw:g>
                  <svg:desc>'PS3-2_gpu'.S2:'PS3-2_gpu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'PS3-1_gpu'.A3:'PS3-1_gpu'.A33</svg:desc>
                </draw:g>
              </table:table-cell>
              <table:table-cell office:value-type="float" office:value="0.149024">
                <text:p>0.149024</text:p>
                <draw:g>
                  <svg:desc>'PS3-1_gpu'.N3:'PS3-1_gpu'.N33</svg:desc>
                </draw:g>
              </table:table-cell>
              <table:table-cell office:value-type="float" office:value="0.186656">
                <text:p>0.186656</text:p>
                <draw:g>
                  <svg:desc>'PS3-1_gpu'.O3:'PS3-1_gpu'.O33</svg:desc>
                </draw:g>
              </table:table-cell>
              <table:table-cell office:value-type="float" office:value="1.519072">
                <text:p>1.519072</text:p>
                <draw:g>
                  <svg:desc>'PS3-1_gpu'.P3:'PS3-1_gpu'.P33</svg:desc>
                </draw:g>
              </table:table-cell>
              <table:table-cell office:value-type="float" office:value="1.881376">
                <text:p>1.881376</text:p>
                <draw:g>
                  <svg:desc>'PS3-1_gpu'.Q3:'PS3-1_gpu'.Q33</svg:desc>
                </draw:g>
              </table:table-cell>
              <table:table-cell office:value-type="float" office:value="15.22788">
                <text:p>15.22788</text:p>
                <draw:g>
                  <svg:desc>'PS3-1_gpu'.R3:'PS3-1_gpu'.R33</svg:desc>
                </draw:g>
              </table:table-cell>
              <table:table-cell office:value-type="float" office:value="19.13949">
                <text:p>19.13949</text:p>
                <draw:g>
                  <svg:desc>'PS3-1_gpu'.S3:'PS3-1_gpu'.S3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16336">
                <text:p>0.16336</text:p>
              </table:table-cell>
              <table:table-cell office:value-type="float" office:value="0.187616">
                <text:p>0.187616</text:p>
              </table:table-cell>
              <table:table-cell office:value-type="float" office:value="1.535808">
                <text:p>1.535808</text:p>
              </table:table-cell>
              <table:table-cell office:value-type="float" office:value="1.927072">
                <text:p>1.927072</text:p>
              </table:table-cell>
              <table:table-cell office:value-type="float" office:value="15.02937">
                <text:p>15.02937</text:p>
              </table:table-cell>
              <table:table-cell office:value-type="float" office:value="18.99498">
                <text:p>18.99498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154048">
                <text:p>0.154048</text:p>
              </table:table-cell>
              <table:table-cell office:value-type="float" office:value="0.189312">
                <text:p>0.189312</text:p>
              </table:table-cell>
              <table:table-cell office:value-type="float" office:value="1.513024">
                <text:p>1.513024</text:p>
              </table:table-cell>
              <table:table-cell office:value-type="float" office:value="1.896448">
                <text:p>1.896448</text:p>
              </table:table-cell>
              <table:table-cell office:value-type="float" office:value="14.963938">
                <text:p>14.963938</text:p>
              </table:table-cell>
              <table:table-cell office:value-type="float" office:value="18.97328">
                <text:p>18.97328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153472">
                <text:p>0.153472</text:p>
              </table:table-cell>
              <table:table-cell office:value-type="float" office:value="0.19424">
                <text:p>0.19424</text:p>
              </table:table-cell>
              <table:table-cell office:value-type="float" office:value="1.523168">
                <text:p>1.523168</text:p>
              </table:table-cell>
              <table:table-cell office:value-type="float" office:value="1.909664">
                <text:p>1.909664</text:p>
              </table:table-cell>
              <table:table-cell office:value-type="float" office:value="14.977016">
                <text:p>14.977016</text:p>
              </table:table-cell>
              <table:table-cell office:value-type="float" office:value="19.00669">
                <text:p>19.00669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163616">
                <text:p>0.163616</text:p>
              </table:table-cell>
              <table:table-cell office:value-type="float" office:value="0.190976">
                <text:p>0.190976</text:p>
              </table:table-cell>
              <table:table-cell office:value-type="float" office:value="1.554048">
                <text:p>1.554048</text:p>
              </table:table-cell>
              <table:table-cell office:value-type="float" office:value="1.914816">
                <text:p>1.914816</text:p>
              </table:table-cell>
              <table:table-cell office:value-type="float" office:value="15.403558">
                <text:p>15.403558</text:p>
              </table:table-cell>
              <table:table-cell office:value-type="float" office:value="19.27043">
                <text:p>19.27043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177184">
                <text:p>0.177184</text:p>
              </table:table-cell>
              <table:table-cell office:value-type="float" office:value="0.198944">
                <text:p>0.198944</text:p>
              </table:table-cell>
              <table:table-cell office:value-type="float" office:value="1.614176">
                <text:p>1.614176</text:p>
              </table:table-cell>
              <table:table-cell office:value-type="float" office:value="1.961408">
                <text:p>1.961408</text:p>
              </table:table-cell>
              <table:table-cell office:value-type="float" office:value="16.00032">
                <text:p>16.00032</text:p>
              </table:table-cell>
              <table:table-cell office:value-type="float" office:value="19.4408">
                <text:p>19.4408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206848">
                <text:p>0.206848</text:p>
              </table:table-cell>
              <table:table-cell office:value-type="float" office:value="0.195904">
                <text:p>0.195904</text:p>
              </table:table-cell>
              <table:table-cell office:value-type="float" office:value="1.742496">
                <text:p>1.742496</text:p>
              </table:table-cell>
              <table:table-cell office:value-type="float" office:value="1.963584">
                <text:p>1.963584</text:p>
              </table:table-cell>
              <table:table-cell office:value-type="float" office:value="16.818112">
                <text:p>16.818112</text:p>
              </table:table-cell>
              <table:table-cell office:value-type="float" office:value="19.66102">
                <text:p>19.66102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0.379072">
                <text:p>0.379072</text:p>
              </table:table-cell>
              <table:table-cell office:value-type="float" office:value="0.205056">
                <text:p>0.205056</text:p>
              </table:table-cell>
              <table:table-cell office:value-type="float" office:value="2.003808">
                <text:p>2.003808</text:p>
              </table:table-cell>
              <table:table-cell office:value-type="float" office:value="2.01309">
                <text:p>2.01309</text:p>
              </table:table-cell>
              <table:table-cell office:value-type="float" office:value="17.189478">
                <text:p>17.189478</text:p>
              </table:table-cell>
              <table:table-cell office:value-type="float" office:value="18.98886">
                <text:p>18.98886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.231588">
                <text:p>1.231588</text:p>
              </table:table-cell>
              <table:table-cell office:value-type="float" office:value="0.217984">
                <text:p>0.217984</text:p>
              </table:table-cell>
              <table:table-cell office:value-type="float" office:value="3.049892">
                <text:p>3.049892</text:p>
              </table:table-cell>
              <table:table-cell office:value-type="float" office:value="2.17117">
                <text:p>2.17117</text:p>
              </table:table-cell>
              <table:table-cell office:value-type="float" office:value="20.99024">
                <text:p>20.99024</text:p>
              </table:table-cell>
              <table:table-cell office:value-type="float" office:value="21.614">
                <text:p>21.614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5.04426">
                <text:p>5.04426</text:p>
              </table:table-cell>
              <table:table-cell office:value-type="float" office:value="0.33248">
                <text:p>0.33248</text:p>
              </table:table-cell>
              <table:table-cell office:value-type="float" office:value="7.415294">
                <text:p>7.415294</text:p>
              </table:table-cell>
              <table:table-cell office:value-type="float" office:value="3.28288">
                <text:p>3.28288</text:p>
              </table:table-cell>
              <table:table-cell office:value-type="float" office:value="31.642564">
                <text:p>31.642564</text:p>
              </table:table-cell>
              <table:table-cell office:value-type="float" office:value="32.8915">
                <text:p>32.8915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20.132784">
                <text:p>20.132784</text:p>
              </table:table-cell>
              <table:table-cell office:value-type="float" office:value="0.573984">
                <text:p>0.573984</text:p>
              </table:table-cell>
              <table:table-cell office:value-type="float" office:value="23.551514">
                <text:p>23.551514</text:p>
              </table:table-cell>
              <table:table-cell office:value-type="float" office:value="5.79114">
                <text:p>5.79114</text:p>
              </table:table-cell>
              <table:table-cell office:value-type="float" office:value="58.642948">
                <text:p>58.642948</text:p>
              </table:table-cell>
              <table:table-cell office:value-type="float" office:value="57.5565">
                <text:p>57.55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